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/>
    <style:font-face style:name="Lohit Devanagari" svg:font-family="Lohit Devanagari" style:font-family-generic="swiss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/>
    </style:style>
    <style:style style:name="P7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/>
    </style:style>
    <style:style style:name="P8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1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2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4" style:parent-style-name="Standard" style:family="paragraph">
      <style:paragraph-properties fo:text-align="center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17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8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9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20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21" style:parent-style-name="Standard" style:family="paragraph">
      <style:paragraph-properties fo:text-align="center">
        <style:tab-stops>
          <style:tab-stop style:type="left" style:position="4.0354in"/>
        </style:tab-stops>
      </style:paragraph-properties>
      <style:text-properties style:font-name="Times New Roman" style:font-name-asian="Times New Roman" style:font-name-complex="Times New Roman" fo:font-size="18pt" style:font-size-asian="18pt" style:font-size-complex="18pt"/>
    </style:style>
    <style:style style:name="P22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23" style:parent-style-name="Standard" style:family="paragraph">
      <style:paragraph-properties fo:margin-left="4.3305in" fo:margin-right="-0.3152in">
        <style:tab-stops/>
      </style:paragraph-properties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25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26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27" style:parent-style-name="Standard" style:family="paragraph">
      <style:paragraph-properties fo:margin-left="4.3305in" fo:margin-right="-0.3152in">
        <style:tab-stops/>
      </style:paragraph-properties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29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30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31" style:parent-style-name="Standard" style:family="paragraph">
      <style:paragraph-properties fo:text-align="end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32" style:parent-style-name="Заголовоктаблицыссылок" style:family="paragraph">
      <style:paragraph-properties fo:text-align="center"/>
      <style:text-properties style:font-name="Times New Roman" fo:color="#000000" fo:font-size="18pt" style:font-size-asian="18pt" style:font-size-complex="18pt"/>
    </style:style>
    <style:style style:name="P33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34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35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36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37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38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39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40" style:parent-style-name="Заголовок1" style:family="paragraph">
      <style:paragraph-properties fo:break-before="page"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4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51" style:parent-style-name="Textbody" style:family="paragraph">
      <style:paragraph-properties fo:text-align="justify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55" style:family="table-column">
      <style:table-column-properties style:column-width="1.4055in"/>
    </style:style>
    <style:style style:name="TableColumn56" style:family="table-column">
      <style:table-column-properties style:column-width="1.4444in"/>
    </style:style>
    <style:style style:name="TableColumn57" style:family="table-column">
      <style:table-column-properties style:column-width="1.4076in"/>
    </style:style>
    <style:style style:name="TableColumn58" style:family="table-column">
      <style:table-column-properties style:column-width="1.4125in"/>
    </style:style>
    <style:style style:name="TableColumn59" style:family="table-column">
      <style:table-column-properties style:column-width="1.4097in"/>
    </style:style>
    <style:style style:name="Table54" style:family="table">
      <style:table-properties style:width="7.0798in" fo:margin-left="0in" table:align="lef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Textbody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Textbody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Textbody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Textbody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Textbody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Textbody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Textbody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Textbody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Textbody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Textbody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Textbody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Textbody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Textbody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Textbody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Textbody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93" style:parent-style-name="Textbody" style:family="paragraph">
      <style:paragraph-properties fo:text-align="justify"/>
    </style:style>
    <style:style style:name="P94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95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96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2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3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5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116" style:parent-style-name="Основнойшрифтабзаца" style:family="text">
      <style:text-properties style:font-name="Courier New" style:font-name-complex="Times New Roman" fo:font-weight="bold" style:font-weight-asian="bold" style:font-weight-complex="bold" fo:font-size="13pt" style:font-size-asian="13pt" style:font-size-complex="13pt" fo:language="en" fo:country="US"/>
    </style:style>
    <style:style style:name="T11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0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121" style:parent-style-name="Основнойшрифтабзаца" style:family="text">
      <style:text-properties style:font-name="Courier New" style:font-name-complex="Times New Roman" fo:font-weight="bold" style:font-weight-asian="bold" style:font-weight-complex="bold" fo:font-size="13pt" style:font-size-asian="13pt" style:font-size-complex="13pt" fo:language="en" fo:country="US"/>
    </style:style>
    <style:style style:name="T12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4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25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P137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P142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P149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P150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P151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P152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P153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P154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P155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fo:language="en" fo:country="US"/>
    </style:style>
    <style:style style:name="P156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57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158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15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6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16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6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P163" style:parent-style-name="Обычный" style:family="paragraph">
      <style:paragraph-properties style:line-height-at-least="0.1979in" fo:background-color="#1F1F1F"/>
      <style:text-properties fo:hyphenate="true"/>
    </style:style>
    <style:style style:name="T164" style:parent-style-name="Основнойшрифтабзаца" style:family="text">
      <style:text-properties style:font-name="Consolas" fo:color="#C586C0" fo:font-size="10.5pt" style:font-size-asian="10.5pt" style:font-size-complex="10.5pt"/>
    </style:style>
    <style:style style:name="T165" style:parent-style-name="Основнойшрифтабзаца" style:family="text">
      <style:text-properties style:font-name="Consolas" fo:color="#569CD6" fo:font-size="10.5pt" style:font-size-asian="10.5pt" style:font-size-complex="10.5pt"/>
    </style:style>
    <style:style style:name="T166" style:parent-style-name="Основнойшрифтабзаца" style:family="text">
      <style:text-properties style:font-name="Consolas" fo:color="#CE9178" fo:font-size="10.5pt" style:font-size-asian="10.5pt" style:font-size-complex="10.5pt"/>
    </style:style>
    <style:style style:name="P167" style:parent-style-name="Обычный" style:family="paragraph">
      <style:paragraph-properties style:line-height-at-least="0.1979in" fo:background-color="#1F1F1F"/>
      <style:text-properties style:font-name="Consolas" fo:color="#CCCCCC" fo:font-size="10.5pt" style:font-size-asian="10.5pt" style:font-size-complex="10.5pt"/>
    </style:style>
    <style:style style:name="P168" style:parent-style-name="Обычный" style:family="paragraph">
      <style:paragraph-properties style:line-height-at-least="0.1979in" fo:background-color="#1F1F1F"/>
    </style:style>
    <style:style style:name="T169" style:parent-style-name="Основнойшрифтабзаца" style:family="text">
      <style:text-properties style:font-name="Consolas" fo:color="#C586C0" fo:font-size="10.5pt" style:font-size-asian="10.5pt" style:font-size-complex="10.5pt"/>
    </style:style>
    <style:style style:name="T170" style:parent-style-name="Основнойшрифтабзаца" style:family="text">
      <style:text-properties style:font-name="Consolas" fo:color="#569CD6" fo:font-size="10.5pt" style:font-size-asian="10.5pt" style:font-size-complex="10.5pt"/>
    </style:style>
    <style:style style:name="T171" style:parent-style-name="Основнойшрифтабзаца" style:family="text">
      <style:text-properties style:font-name="Consolas" fo:color="#CE9178" fo:font-size="10.5pt" style:font-size-asian="10.5pt" style:font-size-complex="10.5pt"/>
    </style:style>
    <style:style style:name="P172" style:parent-style-name="Обычный" style:family="paragraph">
      <style:paragraph-properties style:line-height-at-least="0.1979in" fo:background-color="#1F1F1F"/>
      <style:text-properties style:font-name="Consolas" fo:color="#CCCCCC" fo:font-size="10.5pt" style:font-size-asian="10.5pt" style:font-size-complex="10.5pt"/>
    </style:style>
    <style:style style:name="P173" style:parent-style-name="Обычный" style:family="paragraph">
      <style:paragraph-properties style:line-height-at-least="0.1979in" fo:background-color="#1F1F1F"/>
    </style:style>
    <style:style style:name="T174" style:parent-style-name="Основнойшрифтабзаца" style:family="text">
      <style:text-properties style:font-name="Consolas" fo:color="#569CD6" fo:font-size="10.5pt" style:font-size-asian="10.5pt" style:font-size-complex="10.5pt"/>
    </style:style>
    <style:style style:name="T175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176" style:parent-style-name="Основнойшрифтабзаца" style:family="text">
      <style:text-properties style:font-name="Consolas" fo:color="#DCDCAA" fo:font-size="10.5pt" style:font-size-asian="10.5pt" style:font-size-complex="10.5pt"/>
    </style:style>
    <style:style style:name="T177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P178" style:parent-style-name="Обычный" style:family="paragraph">
      <style:paragraph-properties style:line-height-at-least="0.1979in" fo:background-color="#1F1F1F"/>
    </style:style>
    <style:style style:name="T179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180" style:parent-style-name="Основнойшрифтабзаца" style:family="text">
      <style:text-properties style:font-name="Consolas" fo:color="#C586C0" fo:font-size="10.5pt" style:font-size-asian="10.5pt" style:font-size-complex="10.5pt"/>
    </style:style>
    <style:style style:name="T181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182" style:parent-style-name="Основнойшрифтабзаца" style:family="text">
      <style:text-properties style:font-name="Consolas" fo:color="#B5CEA8" fo:font-size="10.5pt" style:font-size-asian="10.5pt" style:font-size-complex="10.5pt"/>
    </style:style>
    <style:style style:name="T183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P184" style:parent-style-name="Обычный" style:family="paragraph">
      <style:paragraph-properties style:line-height-at-least="0.1979in" fo:background-color="#1F1F1F"/>
    </style:style>
    <style:style style:name="T185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186" style:parent-style-name="Основнойшрифтабзаца" style:family="text">
      <style:text-properties style:font-name="Consolas" fo:color="#569CD6" fo:font-size="10.5pt" style:font-size-asian="10.5pt" style:font-size-complex="10.5pt"/>
    </style:style>
    <style:style style:name="T187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188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189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P190" style:parent-style-name="Обычный" style:family="paragraph">
      <style:paragraph-properties style:line-height-at-least="0.1979in" fo:background-color="#1F1F1F"/>
    </style:style>
    <style:style style:name="T191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192" style:parent-style-name="Основнойшрифтабзаца" style:family="text">
      <style:text-properties style:font-name="Consolas" fo:color="#DCDCAA" fo:font-size="10.5pt" style:font-size-asian="10.5pt" style:font-size-complex="10.5pt"/>
    </style:style>
    <style:style style:name="T193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194" style:parent-style-name="Основнойшрифтабзаца" style:family="text">
      <style:text-properties style:font-name="Consolas" fo:color="#CE9178" fo:font-size="10.5pt" style:font-size-asian="10.5pt" style:font-size-complex="10.5pt"/>
    </style:style>
    <style:style style:name="T195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196" style:parent-style-name="Основнойшрифтабзаца" style:family="text">
      <style:text-properties style:font-name="Consolas" fo:color="#CE9178" fo:font-size="10.5pt" style:font-size-asian="10.5pt" style:font-size-complex="10.5pt"/>
    </style:style>
    <style:style style:name="T197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198" style:parent-style-name="Основнойшрифтабзаца" style:family="text">
      <style:text-properties style:font-name="Consolas" fo:color="#D4D4D4" fo:font-size="10.5pt" style:font-size-asian="10.5pt" style:font-size-complex="10.5pt"/>
    </style:style>
    <style:style style:name="T199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200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P201" style:parent-style-name="Обычный" style:family="paragraph">
      <style:paragraph-properties style:line-height-at-least="0.1979in" fo:background-color="#1F1F1F"/>
      <style:text-properties style:font-name="Consolas" fo:color="#CCCCCC" fo:font-size="10.5pt" style:font-size-asian="10.5pt" style:font-size-complex="10.5pt"/>
    </style:style>
    <style:style style:name="P202" style:parent-style-name="Обычный" style:family="paragraph">
      <style:paragraph-properties style:line-height-at-least="0.1979in" fo:background-color="#1F1F1F"/>
    </style:style>
    <style:style style:name="T203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204" style:parent-style-name="Основнойшрифтабзаца" style:family="text">
      <style:text-properties style:font-name="Consolas" fo:color="#C586C0" fo:font-size="10.5pt" style:font-size-asian="10.5pt" style:font-size-complex="10.5pt"/>
    </style:style>
    <style:style style:name="T205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206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207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208" style:parent-style-name="Основнойшрифтабзаца" style:family="text">
      <style:text-properties style:font-name="Consolas" fo:color="#D4D4D4" fo:font-size="10.5pt" style:font-size-asian="10.5pt" style:font-size-complex="10.5pt"/>
    </style:style>
    <style:style style:name="T209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210" style:parent-style-name="Основнойшрифтабзаца" style:family="text">
      <style:text-properties style:font-name="Consolas" fo:color="#B5CEA8" fo:font-size="10.5pt" style:font-size-asian="10.5pt" style:font-size-complex="10.5pt"/>
    </style:style>
    <style:style style:name="T211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P212" style:parent-style-name="Обычный" style:family="paragraph">
      <style:paragraph-properties style:line-height-at-least="0.1979in" fo:background-color="#1F1F1F"/>
    </style:style>
    <style:style style:name="T213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214" style:parent-style-name="Основнойшрифтабзаца" style:family="text">
      <style:text-properties style:font-name="Consolas" fo:color="#569CD6" fo:font-size="10.5pt" style:font-size-asian="10.5pt" style:font-size-complex="10.5pt"/>
    </style:style>
    <style:style style:name="T215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216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217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218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219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P220" style:parent-style-name="Обычный" style:family="paragraph">
      <style:paragraph-properties style:line-height-at-least="0.1979in" fo:background-color="#1F1F1F"/>
    </style:style>
    <style:style style:name="T221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222" style:parent-style-name="Основнойшрифтабзаца" style:family="text">
      <style:text-properties style:font-name="Consolas" fo:color="#DCDCAA" fo:font-size="10.5pt" style:font-size-asian="10.5pt" style:font-size-complex="10.5pt"/>
    </style:style>
    <style:style style:name="T223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224" style:parent-style-name="Основнойшрифтабзаца" style:family="text">
      <style:text-properties style:font-name="Consolas" fo:color="#CE9178" fo:font-size="10.5pt" style:font-size-asian="10.5pt" style:font-size-complex="10.5pt"/>
    </style:style>
    <style:style style:name="T225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226" style:parent-style-name="Основнойшрифтабзаца" style:family="text">
      <style:text-properties style:font-name="Consolas" fo:color="#CE9178" fo:font-size="10.5pt" style:font-size-asian="10.5pt" style:font-size-complex="10.5pt"/>
    </style:style>
    <style:style style:name="T227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228" style:parent-style-name="Основнойшрифтабзаца" style:family="text">
      <style:text-properties style:font-name="Consolas" fo:color="#CE9178" fo:font-size="10.5pt" style:font-size-asian="10.5pt" style:font-size-complex="10.5pt"/>
    </style:style>
    <style:style style:name="T229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230" style:parent-style-name="Основнойшрифтабзаца" style:family="text">
      <style:text-properties style:font-name="Consolas" fo:color="#D4D4D4" fo:font-size="10.5pt" style:font-size-asian="10.5pt" style:font-size-complex="10.5pt"/>
    </style:style>
    <style:style style:name="T231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232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233" style:parent-style-name="Основнойшрифтабзаца" style:family="text">
      <style:text-properties style:font-name="Consolas" fo:color="#D4D4D4" fo:font-size="10.5pt" style:font-size-asian="10.5pt" style:font-size-complex="10.5pt"/>
    </style:style>
    <style:style style:name="T234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235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P236" style:parent-style-name="Обычный" style:family="paragraph">
      <style:paragraph-properties style:line-height-at-least="0.1979in" fo:background-color="#1F1F1F"/>
      <style:text-properties style:font-name="Consolas" fo:color="#CCCCCC" fo:font-size="10.5pt" style:font-size-asian="10.5pt" style:font-size-complex="10.5pt"/>
    </style:style>
    <style:style style:name="P237" style:parent-style-name="Обычный" style:family="paragraph">
      <style:paragraph-properties style:line-height-at-least="0.1979in" fo:background-color="#1F1F1F"/>
    </style:style>
    <style:style style:name="T238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239" style:parent-style-name="Основнойшрифтабзаца" style:family="text">
      <style:text-properties style:font-name="Consolas" fo:color="#DCDCAA" fo:font-size="10.5pt" style:font-size-asian="10.5pt" style:font-size-complex="10.5pt"/>
    </style:style>
    <style:style style:name="T240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241" style:parent-style-name="Основнойшрифтабзаца" style:family="text">
      <style:text-properties style:font-name="Consolas" fo:color="#CE9178" fo:font-size="10.5pt" style:font-size-asian="10.5pt" style:font-size-complex="10.5pt"/>
    </style:style>
    <style:style style:name="T242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243" style:parent-style-name="Основнойшрифтабзаца" style:family="text">
      <style:text-properties style:font-name="Consolas" fo:color="#CE9178" fo:font-size="10.5pt" style:font-size-asian="10.5pt" style:font-size-complex="10.5pt"/>
    </style:style>
    <style:style style:name="T244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245" style:parent-style-name="Основнойшрифтабзаца" style:family="text">
      <style:text-properties style:font-name="Consolas" fo:color="#CE9178" fo:font-size="10.5pt" style:font-size-asian="10.5pt" style:font-size-complex="10.5pt"/>
    </style:style>
    <style:style style:name="T246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247" style:parent-style-name="Основнойшрифтабзаца" style:family="text">
      <style:text-properties style:font-name="Consolas" fo:color="#D7BA7D" fo:font-size="10.5pt" style:font-size-asian="10.5pt" style:font-size-complex="10.5pt"/>
    </style:style>
    <style:style style:name="T248" style:parent-style-name="Основнойшрифтабзаца" style:family="text">
      <style:text-properties style:font-name="Consolas" fo:color="#CE9178" fo:font-size="10.5pt" style:font-size-asian="10.5pt" style:font-size-complex="10.5pt"/>
    </style:style>
    <style:style style:name="T249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250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251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252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253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254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255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P256" style:parent-style-name="Обычный" style:family="paragraph">
      <style:paragraph-properties style:line-height-at-least="0.1979in" fo:background-color="#1F1F1F"/>
      <style:text-properties style:font-name="Consolas" fo:color="#CCCCCC" fo:font-size="10.5pt" style:font-size-asian="10.5pt" style:font-size-complex="10.5pt"/>
    </style:style>
    <style:style style:name="P257" style:parent-style-name="Обычный" style:family="paragraph">
      <style:paragraph-properties style:line-height-at-least="0.1979in" fo:background-color="#1F1F1F"/>
    </style:style>
    <style:style style:name="T258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259" style:parent-style-name="Основнойшрифтабзаца" style:family="text">
      <style:text-properties style:font-name="Consolas" fo:color="#DCDCAA" fo:font-size="10.5pt" style:font-size-asian="10.5pt" style:font-size-complex="10.5pt"/>
    </style:style>
    <style:style style:name="T260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261" style:parent-style-name="Основнойшрифтабзаца" style:family="text">
      <style:text-properties style:font-name="Consolas" fo:color="#CE9178" fo:font-size="10.5pt" style:font-size-asian="10.5pt" style:font-size-complex="10.5pt"/>
    </style:style>
    <style:style style:name="T262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263" style:parent-style-name="Основнойшрифтабзаца" style:family="text">
      <style:text-properties style:font-name="Consolas" fo:color="#D7BA7D" fo:font-size="10.5pt" style:font-size-asian="10.5pt" style:font-size-complex="10.5pt"/>
    </style:style>
    <style:style style:name="T264" style:parent-style-name="Основнойшрифтабзаца" style:family="text">
      <style:text-properties style:font-name="Consolas" fo:color="#CE9178" fo:font-size="10.5pt" style:font-size-asian="10.5pt" style:font-size-complex="10.5pt"/>
    </style:style>
    <style:style style:name="T265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266" style:parent-style-name="Основнойшрифтабзаца" style:family="text">
      <style:text-properties style:font-name="Consolas" fo:color="#DCDCAA" fo:font-size="10.5pt" style:font-size-asian="10.5pt" style:font-size-complex="10.5pt"/>
    </style:style>
    <style:style style:name="T267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268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269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270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271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P272" style:parent-style-name="Обычный" style:family="paragraph">
      <style:paragraph-properties style:line-height-at-least="0.1979in" fo:background-color="#1F1F1F"/>
    </style:style>
    <style:style style:name="T273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274" style:parent-style-name="Основнойшрифтабзаца" style:family="text">
      <style:text-properties style:font-name="Consolas" fo:color="#C586C0" fo:font-size="10.5pt" style:font-size-asian="10.5pt" style:font-size-complex="10.5pt"/>
    </style:style>
    <style:style style:name="T275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276" style:parent-style-name="Основнойшрифтабзаца" style:family="text">
      <style:text-properties style:font-name="Consolas" fo:color="#C586C0" fo:font-size="10.5pt" style:font-size-asian="10.5pt" style:font-size-complex="10.5pt"/>
    </style:style>
    <style:style style:name="T277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278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279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280" style:parent-style-name="Основнойшрифтабзаца" style:family="text">
      <style:text-properties style:font-name="Consolas" fo:color="#D4D4D4" fo:font-size="10.5pt" style:font-size-asian="10.5pt" style:font-size-complex="10.5pt"/>
    </style:style>
    <style:style style:name="T281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282" style:parent-style-name="Основнойшрифтабзаца" style:family="text">
      <style:text-properties style:font-name="Consolas" fo:color="#B5CEA8" fo:font-size="10.5pt" style:font-size-asian="10.5pt" style:font-size-complex="10.5pt"/>
    </style:style>
    <style:style style:name="T283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P284" style:parent-style-name="Обычный" style:family="paragraph">
      <style:paragraph-properties style:line-height-at-least="0.1979in" fo:background-color="#1F1F1F"/>
    </style:style>
    <style:style style:name="T285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286" style:parent-style-name="Основнойшрифтабзаца" style:family="text">
      <style:text-properties style:font-name="Consolas" fo:color="#569CD6" fo:font-size="10.5pt" style:font-size-asian="10.5pt" style:font-size-complex="10.5pt"/>
    </style:style>
    <style:style style:name="T287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288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289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P290" style:parent-style-name="Обычный" style:family="paragraph">
      <style:paragraph-properties style:line-height-at-least="0.1979in" fo:background-color="#1F1F1F"/>
    </style:style>
    <style:style style:name="T291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292" style:parent-style-name="Основнойшрифтабзаца" style:family="text">
      <style:text-properties style:font-name="Consolas" fo:color="#DCDCAA" fo:font-size="10.5pt" style:font-size-asian="10.5pt" style:font-size-complex="10.5pt"/>
    </style:style>
    <style:style style:name="T293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294" style:parent-style-name="Основнойшрифтабзаца" style:family="text">
      <style:text-properties style:font-name="Consolas" fo:color="#CE9178" fo:font-size="10.5pt" style:font-size-asian="10.5pt" style:font-size-complex="10.5pt"/>
    </style:style>
    <style:style style:name="T295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296" style:parent-style-name="Основнойшрифтабзаца" style:family="text">
      <style:text-properties style:font-name="Consolas" fo:color="#CE9178" fo:font-size="10.5pt" style:font-size-asian="10.5pt" style:font-size-complex="10.5pt"/>
    </style:style>
    <style:style style:name="T297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298" style:parent-style-name="Основнойшрифтабзаца" style:family="text">
      <style:text-properties style:font-name="Consolas" fo:color="#D4D4D4" fo:font-size="10.5pt" style:font-size-asian="10.5pt" style:font-size-complex="10.5pt"/>
    </style:style>
    <style:style style:name="T299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300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P301" style:parent-style-name="Обычный" style:family="paragraph">
      <style:paragraph-properties style:line-height-at-least="0.1979in" fo:background-color="#1F1F1F"/>
      <style:text-properties style:font-name="Consolas" fo:color="#CCCCCC" fo:font-size="10.5pt" style:font-size-asian="10.5pt" style:font-size-complex="10.5pt"/>
    </style:style>
    <style:style style:name="P302" style:parent-style-name="Обычный" style:family="paragraph">
      <style:paragraph-properties style:line-height-at-least="0.1979in" fo:background-color="#1F1F1F"/>
    </style:style>
    <style:style style:name="T303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04" style:parent-style-name="Основнойшрифтабзаца" style:family="text">
      <style:text-properties style:font-name="Consolas" fo:color="#569CD6" fo:font-size="10.5pt" style:font-size-asian="10.5pt" style:font-size-complex="10.5pt"/>
    </style:style>
    <style:style style:name="T305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06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307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08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309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P310" style:parent-style-name="Обычный" style:family="paragraph">
      <style:paragraph-properties style:line-height-at-least="0.1979in" fo:background-color="#1F1F1F"/>
    </style:style>
    <style:style style:name="T311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12" style:parent-style-name="Основнойшрифтабзаца" style:family="text">
      <style:text-properties style:font-name="Consolas" fo:color="#C586C0" fo:font-size="10.5pt" style:font-size-asian="10.5pt" style:font-size-complex="10.5pt"/>
    </style:style>
    <style:style style:name="T313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14" style:parent-style-name="Основнойшрифтабзаца" style:family="text">
      <style:text-properties style:font-name="Consolas" fo:color="#569CD6" fo:font-size="10.5pt" style:font-size-asian="10.5pt" style:font-size-complex="10.5pt"/>
    </style:style>
    <style:style style:name="T315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16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317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18" style:parent-style-name="Основнойшрифтабзаца" style:family="text">
      <style:text-properties style:font-name="Consolas" fo:color="#D4D4D4" fo:font-size="10.5pt" style:font-size-asian="10.5pt" style:font-size-complex="10.5pt"/>
    </style:style>
    <style:style style:name="T319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20" style:parent-style-name="Основнойшрифтабзаца" style:family="text">
      <style:text-properties style:font-name="Consolas" fo:color="#B5CEA8" fo:font-size="10.5pt" style:font-size-asian="10.5pt" style:font-size-complex="10.5pt"/>
    </style:style>
    <style:style style:name="T321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22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323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24" style:parent-style-name="Основнойшрифтабзаца" style:family="text">
      <style:text-properties style:font-name="Consolas" fo:color="#D4D4D4" fo:font-size="10.5pt" style:font-size-asian="10.5pt" style:font-size-complex="10.5pt"/>
    </style:style>
    <style:style style:name="T325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26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327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28" style:parent-style-name="Основнойшрифтабзаца" style:family="text">
      <style:text-properties style:font-name="Consolas" fo:color="#D4D4D4" fo:font-size="10.5pt" style:font-size-asian="10.5pt" style:font-size-complex="10.5pt"/>
    </style:style>
    <style:style style:name="T329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330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P331" style:parent-style-name="Обычный" style:family="paragraph">
      <style:paragraph-properties style:line-height-at-least="0.1979in" fo:background-color="#1F1F1F"/>
    </style:style>
    <style:style style:name="T332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33" style:parent-style-name="Основнойшрифтабзаца" style:family="text">
      <style:text-properties style:font-name="Consolas" fo:color="#DCDCAA" fo:font-size="10.5pt" style:font-size-asian="10.5pt" style:font-size-complex="10.5pt"/>
    </style:style>
    <style:style style:name="T334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35" style:parent-style-name="Основнойшрифтабзаца" style:family="text">
      <style:text-properties style:font-name="Consolas" fo:color="#CE9178" fo:font-size="10.5pt" style:font-size-asian="10.5pt" style:font-size-complex="10.5pt"/>
    </style:style>
    <style:style style:name="T336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337" style:parent-style-name="Основнойшрифтабзаца" style:family="text">
      <style:text-properties style:font-name="Consolas" fo:color="#CE9178" fo:font-size="10.5pt" style:font-size-asian="10.5pt" style:font-size-complex="10.5pt"/>
    </style:style>
    <style:style style:name="T338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39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340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41" style:parent-style-name="Основнойшрифтабзаца" style:family="text">
      <style:text-properties style:font-name="Consolas" fo:color="#D4D4D4" fo:font-size="10.5pt" style:font-size-asian="10.5pt" style:font-size-complex="10.5pt"/>
    </style:style>
    <style:style style:name="T342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43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344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P345" style:parent-style-name="Обычный" style:family="paragraph">
      <style:paragraph-properties style:line-height-at-least="0.1979in" fo:background-color="#1F1F1F"/>
      <style:text-properties style:font-name="Consolas" fo:color="#CCCCCC" fo:font-size="10.5pt" style:font-size-asian="10.5pt" style:font-size-complex="10.5pt"/>
    </style:style>
    <style:style style:name="P346" style:parent-style-name="Обычный" style:family="paragraph">
      <style:paragraph-properties style:line-height-at-least="0.1979in" fo:background-color="#1F1F1F"/>
    </style:style>
    <style:style style:name="T347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48" style:parent-style-name="Основнойшрифтабзаца" style:family="text">
      <style:text-properties style:font-name="Consolas" fo:color="#DCDCAA" fo:font-size="10.5pt" style:font-size-asian="10.5pt" style:font-size-complex="10.5pt"/>
    </style:style>
    <style:style style:name="T349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50" style:parent-style-name="Основнойшрифтабзаца" style:family="text">
      <style:text-properties style:font-name="Consolas" fo:color="#CE9178" fo:font-size="10.5pt" style:font-size-asian="10.5pt" style:font-size-complex="10.5pt"/>
    </style:style>
    <style:style style:name="T351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352" style:parent-style-name="Основнойшрифтабзаца" style:family="text">
      <style:text-properties style:font-name="Consolas" fo:color="#CE9178" fo:font-size="10.5pt" style:font-size-asian="10.5pt" style:font-size-complex="10.5pt"/>
    </style:style>
    <style:style style:name="T353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354" style:parent-style-name="Основнойшрифтабзаца" style:family="text">
      <style:text-properties style:font-name="Consolas" fo:color="#CE9178" fo:font-size="10.5pt" style:font-size-asian="10.5pt" style:font-size-complex="10.5pt"/>
    </style:style>
    <style:style style:name="T355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56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357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58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359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P360" style:parent-style-name="Обычный" style:family="paragraph">
      <style:paragraph-properties style:line-height-at-least="0.1979in" fo:background-color="#1F1F1F"/>
    </style:style>
    <style:style style:name="T361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62" style:parent-style-name="Основнойшрифтабзаца" style:family="text">
      <style:text-properties style:font-name="Consolas" fo:color="#DCDCAA" fo:font-size="10.5pt" style:font-size-asian="10.5pt" style:font-size-complex="10.5pt"/>
    </style:style>
    <style:style style:name="T363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64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365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66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367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P368" style:parent-style-name="Обычный" style:family="paragraph">
      <style:paragraph-properties style:line-height-at-least="0.1979in" fo:background-color="#1F1F1F"/>
      <style:text-properties style:font-name="Consolas" fo:color="#CCCCCC" fo:font-size="10.5pt" style:font-size-asian="10.5pt" style:font-size-complex="10.5pt"/>
    </style:style>
    <style:style style:name="P369" style:parent-style-name="Обычный" style:family="paragraph">
      <style:paragraph-properties style:line-height-at-least="0.1979in" fo:background-color="#1F1F1F"/>
    </style:style>
    <style:style style:name="T370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71" style:parent-style-name="Основнойшрифтабзаца" style:family="text">
      <style:text-properties style:font-name="Consolas" fo:color="#DCDCAA" fo:font-size="10.5pt" style:font-size-asian="10.5pt" style:font-size-complex="10.5pt"/>
    </style:style>
    <style:style style:name="T372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73" style:parent-style-name="Основнойшрифтабзаца" style:family="text">
      <style:text-properties style:font-name="Consolas" fo:color="#CE9178" fo:font-size="10.5pt" style:font-size-asian="10.5pt" style:font-size-complex="10.5pt"/>
    </style:style>
    <style:style style:name="T374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P375" style:parent-style-name="Обычный" style:family="paragraph">
      <style:paragraph-properties style:line-height-at-least="0.1979in" fo:background-color="#1F1F1F"/>
    </style:style>
    <style:style style:name="T376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77" style:parent-style-name="Основнойшрифтабзаца" style:family="text">
      <style:text-properties style:font-name="Consolas" fo:color="#DCDCAA" fo:font-size="10.5pt" style:font-size-asian="10.5pt" style:font-size-complex="10.5pt"/>
    </style:style>
    <style:style style:name="T378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79" style:parent-style-name="Основнойшрифтабзаца" style:family="text">
      <style:text-properties style:font-name="Consolas" fo:color="#DCDCAA" fo:font-size="10.5pt" style:font-size-asian="10.5pt" style:font-size-complex="10.5pt"/>
    </style:style>
    <style:style style:name="T380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81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382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83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384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85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386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P387" style:parent-style-name="Обычный" style:family="paragraph">
      <style:paragraph-properties style:line-height-at-least="0.1979in" fo:background-color="#1F1F1F"/>
    </style:style>
    <style:style style:name="T388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89" style:parent-style-name="Основнойшрифтабзаца" style:family="text">
      <style:text-properties style:font-name="Consolas" fo:color="#C586C0" fo:font-size="10.5pt" style:font-size-asian="10.5pt" style:font-size-complex="10.5pt"/>
    </style:style>
    <style:style style:name="T390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P391" style:parent-style-name="Обычный" style:family="paragraph">
      <style:paragraph-properties style:line-height-at-least="0.1979in" fo:background-color="#1F1F1F"/>
    </style:style>
    <style:style style:name="T392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93" style:parent-style-name="Основнойшрифтабзаца" style:family="text">
      <style:text-properties style:font-name="Consolas" fo:color="#DCDCAA" fo:font-size="10.5pt" style:font-size-asian="10.5pt" style:font-size-complex="10.5pt"/>
    </style:style>
    <style:style style:name="T394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395" style:parent-style-name="Основнойшрифтабзаца" style:family="text">
      <style:text-properties style:font-name="Consolas" fo:color="#CE9178" fo:font-size="10.5pt" style:font-size-asian="10.5pt" style:font-size-complex="10.5pt"/>
    </style:style>
    <style:style style:name="T396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397" style:parent-style-name="Основнойшрифтабзаца" style:family="text">
      <style:text-properties style:font-name="Consolas" fo:color="#D7BA7D" fo:font-size="10.5pt" style:font-size-asian="10.5pt" style:font-size-complex="10.5pt"/>
    </style:style>
    <style:style style:name="T398" style:parent-style-name="Основнойшрифтабзаца" style:family="text">
      <style:text-properties style:font-name="Consolas" fo:color="#CE9178" fo:font-size="10.5pt" style:font-size-asian="10.5pt" style:font-size-complex="10.5pt"/>
    </style:style>
    <style:style style:name="T399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T400" style:parent-style-name="Основнойшрифтабзаца" style:family="text">
      <style:text-properties style:font-name="Consolas" fo:color="#9CDCFE" fo:font-size="10.5pt" style:font-size-asian="10.5pt" style:font-size-complex="10.5pt"/>
    </style:style>
    <style:style style:name="T401" style:parent-style-name="Основнойшрифтабзаца" style:family="text">
      <style:text-properties style:font-name="Consolas" fo:color="#CCCCCC" fo:font-size="10.5pt" style:font-size-asian="10.5pt" style:font-size-complex="10.5pt"/>
    </style:style>
    <style:style style:name="P402" style:parent-style-name="Обычный" style:family="paragraph">
      <style:paragraph-properties style:line-height-at-least="0.1979in" fo:background-color="#1F1F1F"/>
      <style:text-properties style:font-name="Consolas" fo:color="#CCCCCC" fo:font-size="10.5pt" style:font-size-asian="10.5pt" style:font-size-complex="10.5pt"/>
    </style:style>
    <style:style style:name="P403" style:parent-style-name="Обычный" style:family="paragraph">
      <style:paragraph-properties style:line-height-at-least="0.1979in" fo:background-color="#1F1F1F"/>
      <style:text-properties style:font-name="Consolas" fo:color="#CCCCCC" fo:font-size="10.5pt" style:font-size-asian="10.5pt" style:font-size-complex="10.5pt"/>
    </style:style>
    <style:style style:name="P404" style:parent-style-name="Обычный" style:family="paragraph">
      <style:paragraph-properties style:line-height-at-least="0.1979in" fo:background-color="#1F1F1F"/>
      <style:text-properties style:font-name="Consolas" fo:color="#CCCCCC" fo:font-size="10.5pt" style:font-size-asian="10.5pt" style:font-size-complex="10.5pt"/>
    </style:style>
    <style:style style:name="P405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406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407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40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0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41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41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P41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1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41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41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P41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1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41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41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P42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42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2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42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42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P42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42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2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42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4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3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4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3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4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3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43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4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3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4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43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4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44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4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4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4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4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4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4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4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5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4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5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4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45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5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4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5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4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6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4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6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4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46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6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4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6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46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47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4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7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4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47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7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4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7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4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48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48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48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8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4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8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4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48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48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49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9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4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9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4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9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49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4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9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4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0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5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0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50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5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0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5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0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5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0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51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5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1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51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5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1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51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5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1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5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2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52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5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2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5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52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2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52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5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3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5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3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53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5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3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5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37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5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53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54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4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54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5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4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5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4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5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4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5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5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55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5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5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5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55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5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55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5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6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5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6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5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6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5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6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56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5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7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5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57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57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75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/>
    </style:style>
    <style:style style:name="P57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57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57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7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5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8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5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58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8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58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5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8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5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9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5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9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5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9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5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59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9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59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6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0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6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0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6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0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6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0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6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60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1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61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6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1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6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16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6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1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6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2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6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2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6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62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62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2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6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2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63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6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3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6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3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6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63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3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63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6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4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64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6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4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64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6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4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6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64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65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5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6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5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6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5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6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5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6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66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6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6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6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6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6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66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6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6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67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6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7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67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6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67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67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7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6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8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6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68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8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6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8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6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68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9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6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9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69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69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6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9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69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6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69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70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0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7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0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7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0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7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0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7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71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1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7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1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7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1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71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7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1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72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7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2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72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7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72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2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7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2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73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73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732" style:parent-style-name="Основнойшрифтабзаца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fo:language="en" fo:country="US" style:language-asian="en" style:country-asian="US"/>
    </style:style>
    <style:style style:name="T73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7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3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7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3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7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39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7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74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4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7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4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7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4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7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4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7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51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7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75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5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7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5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7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5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7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76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6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7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6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76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76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76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76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7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7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77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7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7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77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7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77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77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8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7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8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78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78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78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78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78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788" style:parent-style-name="Основнойшрифтабзаца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fo:language="en" fo:country="US" style:language-asian="en" style:country-asian="US"/>
    </style:style>
    <style:style style:name="T78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7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9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7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9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7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9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7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79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99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/>
    </style:style>
    <style:style style:name="P80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80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0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8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0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80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807" style:parent-style-name="Основнойшрифтабзаца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fo:language="en" fo:country="US" style:language-asian="en" style:country-asian="US"/>
    </style:style>
    <style:style style:name="T80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8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1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81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8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1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8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1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8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81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1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8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2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8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2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8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2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8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27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8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82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3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8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3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8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83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3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8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3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84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84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8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4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84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8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84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84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4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8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5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8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5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8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85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5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8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5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8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6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8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6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8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65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8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6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8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6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8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7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8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7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87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8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87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7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8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8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88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88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8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8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8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8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8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8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8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89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89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9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8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9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89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89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89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89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9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0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9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0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9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90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0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9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0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9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1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9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91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91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1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9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1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9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92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2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9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2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92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9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2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9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2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9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3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9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93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3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9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93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3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9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4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94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943" style:parent-style-name="Основнойшрифтабзаца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fo:language="en" fo:country="US" style:language-asian="en" style:country-asian="US"/>
    </style:style>
    <style:style style:name="T94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9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4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9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94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94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95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951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952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953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95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5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9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5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9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5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9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6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9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6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9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6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9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96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6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9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7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9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97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7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9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7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9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7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9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81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9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98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8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9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8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9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8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9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99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9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9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9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9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9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9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9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0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0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0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00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0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0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0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0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0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0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0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01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101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101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0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1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10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1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0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01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102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102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02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02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0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2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10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2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02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0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3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0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3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0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3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0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03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0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3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10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4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0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4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0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4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0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46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10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4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0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5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0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5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0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5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05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0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05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0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5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0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6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0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6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0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65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10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06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0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6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10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7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0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7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0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7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0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77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10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7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0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8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0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8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0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8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08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0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08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0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9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10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9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0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9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0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9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0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9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0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0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1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0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1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0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11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10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0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1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1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1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1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1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1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1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1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1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1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1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2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11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12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2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1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2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1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2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1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3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11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3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1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3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1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3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1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13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4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1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4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1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4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1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4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1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14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5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15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1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15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115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115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115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5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11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6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1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6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1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6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11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16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6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11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17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117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117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7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11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7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1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17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1179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1180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1181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118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8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118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18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P118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118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8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1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9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11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9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1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9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1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9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1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19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1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20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2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0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2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0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2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0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2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0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2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1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2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1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2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1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2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1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2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1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2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2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2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22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2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2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12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2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2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2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2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3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2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3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2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3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2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3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2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3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12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4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24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2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24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2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4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12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4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2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4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2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5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2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5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2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55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12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5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2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5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2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6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2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6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2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6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2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67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12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26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2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7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12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7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2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27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127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127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127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27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28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2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8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12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8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28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2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8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2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8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2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9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2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29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2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9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12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9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2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29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3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01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13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30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0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13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0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3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30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131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1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3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1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3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1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3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1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3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2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13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2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3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2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3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32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2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3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3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3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3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3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3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13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33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3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3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4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3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4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3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4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3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46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13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34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134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5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13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5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3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5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3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5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3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5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3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6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3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6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3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6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3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6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3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6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3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7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3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7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3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7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3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7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3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37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8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13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8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3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8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3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8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3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8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3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39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9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39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3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39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39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13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40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0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14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0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4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0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4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0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4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1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4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1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4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1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4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1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4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1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4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42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2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42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4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42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142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2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14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3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4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3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4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3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4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3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4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43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4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4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4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4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4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4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4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4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4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4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45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5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4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5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4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5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4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5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4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6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4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46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6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4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6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4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6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4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7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4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47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147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147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147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147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7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14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8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4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8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4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8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14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48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8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4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9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4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92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14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49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149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9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14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49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5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50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5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50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5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50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15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50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5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50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5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51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5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51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5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51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5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51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5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51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152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5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52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15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52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5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52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1527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1528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1529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1530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1531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1532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1533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1534" style:parent-style-name="Заголовок1" style:family="paragraph">
      <style:paragraph-properties fo:text-align="center"/>
    </style:style>
    <style:style style:name="T153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background-color="#FFFFFF"/>
    </style:style>
    <style:style style:name="T15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background-color="#FFFFFF" fo:language="en" fo:country="US"/>
    </style:style>
    <style:style style:name="T153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background-color="#FFFFFF"/>
    </style:style>
    <style:style style:name="P1538" style:parent-style-name="Standard" style:family="paragraph">
      <style:text-properties style:font-name="Times New Roman" style:font-name-complex="Times New Roman" fo:font-weight="bold" style:font-weight-asian="bold" fo:font-size="10pt" style:font-size-asian="10pt" fo:language="en" fo:country="US"/>
    </style:style>
    <style:style style:name="TableColumn1540" style:family="table-column">
      <style:table-column-properties style:column-width="1.5729in" style:use-optimal-column-width="false"/>
    </style:style>
    <style:style style:name="TableColumn1541" style:family="table-column">
      <style:table-column-properties style:column-width="5.1951in" style:use-optimal-column-width="false"/>
    </style:style>
    <style:style style:name="Table1539" style:family="table">
      <style:table-properties style:width="6.768in" fo:margin-left="0in" table:align="left"/>
    </style:style>
    <style:style style:name="TableRow1542" style:family="table-row">
      <style:table-row-properties style:use-optimal-row-height="false"/>
    </style:style>
    <style:style style:name="TableCell15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4" style:parent-style-name="TableContents" style:family="paragraph">
      <style:paragraph-properties fo:text-align="center"/>
      <style:text-properties fo:language="en" fo:country="US"/>
    </style:style>
    <style:style style:name="TableCell15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46" style:parent-style-name="TableContents" style:family="paragraph">
      <style:paragraph-properties fo:text-align="center"/>
      <style:text-properties fo:language="en" fo:country="US"/>
    </style:style>
    <style:style style:name="TableRow1547" style:family="table-row">
      <style:table-row-properties style:use-optimal-row-height="false"/>
    </style:style>
    <style:style style:name="TableCell15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9" style:parent-style-name="TableContents" style:family="paragraph">
      <style:text-properties fo:language="en" fo:country="US"/>
    </style:style>
    <style:style style:name="P1550" style:parent-style-name="TableContents" style:family="paragraph">
      <style:text-properties fo:language="en" fo:country="US"/>
    </style:style>
    <style:style style:name="P1551" style:parent-style-name="TableContents" style:family="paragraph">
      <style:text-properties fo:language="en" fo:country="US"/>
    </style:style>
    <style:style style:name="P1552" style:parent-style-name="TableContents" style:family="paragraph">
      <style:text-properties fo:language="en" fo:country="US"/>
    </style:style>
    <style:style style:name="P1553" style:parent-style-name="TableContents" style:family="paragraph">
      <style:text-properties fo:language="en" fo:country="US"/>
    </style:style>
    <style:style style:name="P1554" style:parent-style-name="TableContents" style:family="paragraph">
      <style:text-properties fo:language="en" fo:country="US"/>
    </style:style>
    <style:style style:name="TableCell15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6" style:parent-style-name="TableContents" style:family="paragraph">
      <style:text-properties fo:language="en" fo:country="US"/>
    </style:style>
    <style:style style:name="P1557" style:parent-style-name="TableContents" style:family="paragraph">
      <style:text-properties fo:language="en" fo:country="US"/>
    </style:style>
    <style:style style:name="P1558" style:parent-style-name="TableContents" style:family="paragraph">
      <style:text-properties fo:language="en" fo:country="US"/>
    </style:style>
    <style:style style:name="T1559" style:parent-style-name="Основнойшрифтабзаца" style:family="text">
      <style:text-properties fo:language="en" fo:country="US"/>
    </style:style>
    <style:style style:name="P1560" style:parent-style-name="TableContents" style:family="paragraph">
      <style:text-properties fo:language="en" fo:country="US"/>
    </style:style>
    <style:style style:name="P1561" style:parent-style-name="TableContents" style:family="paragraph">
      <style:text-properties fo:language="en" fo:country="US"/>
    </style:style>
    <style:style style:name="P1562" style:parent-style-name="Standard" style:family="paragraph">
      <style:text-properties style:font-name="Times New Roman" style:font-name-complex="Times New Roman" fo:font-weight="bold" style:font-weight-asian="bold" fo:font-size="10pt" style:font-size-asian="10pt" fo:language="en" fo:country="US"/>
    </style:style>
    <style:style style:name="P1563" style:parent-style-name="Standard" style:family="paragraph">
      <style:text-properties style:font-name="Times New Roman" style:font-name-complex="Times New Roman" fo:font-weight="bold" style:font-weight-asian="bold" fo:font-size="10pt" style:font-size-asian="10pt" fo:language="en" fo:country="US"/>
    </style:style>
    <style:style style:name="TableColumn1565" style:family="table-column">
      <style:table-column-properties style:column-width="1.7701in" style:use-optimal-column-width="false"/>
    </style:style>
    <style:style style:name="TableColumn1566" style:family="table-column">
      <style:table-column-properties style:column-width="4.9979in" style:use-optimal-column-width="false"/>
    </style:style>
    <style:style style:name="Table1564" style:family="table">
      <style:table-properties style:width="6.768in" fo:margin-left="0in" table:align="left"/>
    </style:style>
    <style:style style:name="TableRow1567" style:family="table-row">
      <style:table-row-properties style:use-optimal-row-height="false"/>
    </style:style>
    <style:style style:name="TableCell15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9" style:parent-style-name="TableContents" style:family="paragraph">
      <style:paragraph-properties fo:text-align="center"/>
      <style:text-properties fo:language="en" fo:country="US"/>
    </style:style>
    <style:style style:name="TableCell157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71" style:parent-style-name="TableContents" style:family="paragraph">
      <style:paragraph-properties fo:text-align="center"/>
      <style:text-properties fo:language="en" fo:country="US"/>
    </style:style>
    <style:style style:name="TableRow1572" style:family="table-row">
      <style:table-row-properties style:use-optimal-row-height="false"/>
    </style:style>
    <style:style style:name="TableCell1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4" style:parent-style-name="TableContents" style:family="paragraph">
      <style:text-properties fo:language="en" fo:country="US"/>
    </style:style>
    <style:style style:name="P1575" style:parent-style-name="TableContents" style:family="paragraph">
      <style:text-properties fo:language="en" fo:country="US"/>
    </style:style>
    <style:style style:name="P1576" style:parent-style-name="TableContents" style:family="paragraph">
      <style:text-properties fo:language="en" fo:country="US"/>
    </style:style>
    <style:style style:name="P1577" style:parent-style-name="TableContents" style:family="paragraph">
      <style:text-properties fo:language="en" fo:country="US"/>
    </style:style>
    <style:style style:name="P1578" style:parent-style-name="TableContents" style:family="paragraph">
      <style:text-properties fo:language="en" fo:country="US"/>
    </style:style>
    <style:style style:name="P1579" style:parent-style-name="TableContents" style:family="paragraph">
      <style:text-properties fo:language="en" fo:country="US"/>
    </style:style>
    <style:style style:name="P1580" style:parent-style-name="TableContents" style:family="paragraph">
      <style:text-properties fo:language="en" fo:country="US"/>
    </style:style>
    <style:style style:name="P1581" style:parent-style-name="TableContents" style:family="paragraph">
      <style:text-properties fo:language="en" fo:country="US"/>
    </style:style>
    <style:style style:name="P1582" style:parent-style-name="TableContents" style:family="paragraph">
      <style:text-properties fo:language="en" fo:country="US"/>
    </style:style>
    <style:style style:name="P1583" style:parent-style-name="TableContents" style:family="paragraph">
      <style:text-properties fo:language="en" fo:country="US"/>
    </style:style>
    <style:style style:name="T1584" style:parent-style-name="Основнойшрифтабзаца" style:family="text">
      <style:text-properties fo:language="en" fo:country="US"/>
    </style:style>
    <style:style style:name="P1585" style:parent-style-name="TableContents" style:family="paragraph">
      <style:text-properties fo:language="en" fo:country="US"/>
    </style:style>
    <style:style style:name="TableCell15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7" style:parent-style-name="TableContents" style:family="paragraph">
      <style:text-properties fo:language="en" fo:country="US"/>
    </style:style>
    <style:style style:name="P1588" style:parent-style-name="TableContents" style:family="paragraph">
      <style:text-properties fo:language="en" fo:country="US"/>
    </style:style>
    <style:style style:name="P1589" style:parent-style-name="TableContents" style:family="paragraph">
      <style:text-properties fo:language="en" fo:country="US"/>
    </style:style>
    <style:style style:name="P1590" style:parent-style-name="TableContents" style:family="paragraph">
      <style:text-properties fo:language="en" fo:country="US"/>
    </style:style>
    <style:style style:name="T1591" style:parent-style-name="Основнойшрифтабзаца" style:family="text">
      <style:text-properties fo:font-size="10pt" style:font-size-asian="10pt" fo:language="en" fo:country="US"/>
    </style:style>
    <style:style style:name="P1592" style:parent-style-name="TableContents" style:family="paragraph">
      <style:text-properties fo:language="en" fo:country="US"/>
    </style:style>
    <style:style style:name="P1593" style:parent-style-name="TableContents" style:family="paragraph">
      <style:text-properties fo:language="en" fo:country="US"/>
    </style:style>
    <style:style style:name="P1594" style:parent-style-name="TableContents" style:family="paragraph">
      <style:text-properties fo:language="en" fo:country="US"/>
    </style:style>
    <style:style style:name="P1595" style:parent-style-name="TableContents" style:family="paragraph">
      <style:text-properties fo:language="en" fo:country="US"/>
    </style:style>
    <style:style style:name="P1596" style:parent-style-name="TableContents" style:family="paragraph">
      <style:text-properties fo:language="en" fo:country="US"/>
    </style:style>
    <style:style style:name="P1597" style:parent-style-name="TableContents" style:family="paragraph">
      <style:text-properties fo:language="en" fo:country="US"/>
    </style:style>
    <style:style style:name="P1598" style:parent-style-name="TableContents" style:family="paragraph">
      <style:text-properties fo:language="en" fo:country="US"/>
    </style:style>
    <style:style style:name="P1599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600" style:parent-style-name="Textbody" style:family="paragraph">
      <style:paragraph-properties fo:text-align="justify"/>
    </style:style>
    <style:style style:name="T16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6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03" style:parent-style-name="Textbody" style:family="paragraph">
      <style:paragraph-properties fo:text-align="justify"/>
    </style:style>
  </office:automatic-styles>
  <office:body>
    <office:text text:use-soft-page-breaks="true">
      <text:p text:style-name="P1">Московский авиационный институт (национальный исследовательский университет)</text:p>
      <text:p text:style-name="P5"/>
      <text:p text:style-name="P6">Институт информационных технологий и прикладной математики</text:p>
      <text:p text:style-name="P7">«Кафедра вычислительной математики и программирования»</text:p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Лабораторная работа по пр</text:span><text:span text:style-name="T16">едмету "Операционные системы" №4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><text:span text:style-name="T24">Студент: Лебедько П. В.</text:span></text:p>
      <text:p text:style-name="P25">Преподаватель: Миронов Е.С.</text:p>
      <text:p text:style-name="P26">Группа: М8О-207Б-22</text:p>
      <text:p text:style-name="P27"><text:span text:style-name="T28">Дата: 15.11.2023</text:span></text:p>
      <text:p text:style-name="P29">Оценка:</text:p>
      <text:p text:style-name="P30">Подпись:</text:p>
      <text:p text:style-name="P31"/>
      <text:soft-page-break/>
      <text:p text:style-name="P32">Оглавление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3"><text:a xlink:href="#__RefHeading__738_2004454639" office:target-frame-name="_top" xlink:show="replace">Цель работы<text:tab/>3</text:a></text:p>
          <text:p text:style-name="P34"><text:a xlink:href="#__RefHeading__740_2004454639" office:target-frame-name="_top" xlink:show="replace">Постановка задачи<text:tab/>3</text:a></text:p>
          <text:p text:style-name="P35"><text:a xlink:href="#__RefHeading__742_2004454639" office:target-frame-name="_top" xlink:show="replace">Общие сведения о программе<text:tab/>4</text:a></text:p>
          <text:p text:style-name="P36"><text:a xlink:href="#__RefHeading__744_2004454639" office:target-frame-name="_top" xlink:show="replace">Общий алгоритм решения<text:tab/>5</text:a></text:p>
          <text:p text:style-name="P37"><text:a xlink:href="#__RefHeading__746_2004454639" office:target-frame-name="_top" xlink:show="replace">Реа<text:bookmark-start text:name="_Hlt150898885"/><text:bookmark-start text:name="_Hlt150898886"/>л<text:bookmark-end text:name="_Hlt150898885"/><text:bookmark-end text:name="_Hlt150898886"/>изация<text:tab/>5</text:a></text:p>
          <text:p text:style-name="P38"><text:a xlink:href="#__RefHeading__748_2004454639" office:target-frame-name="_top" xlink:show="replace">Приме<text:bookmark-start text:name="_Hlt150898891"/>р<text:bookmark-end text:name="_Hlt150898891"/><text:s/>работы<text:tab/>7</text:a></text:p>
          <text:p text:style-name="P39"><text:a xlink:href="#__RefHeading__750_2004454639" office:target-frame-name="_top" xlink:show="replace">Вывод<text:tab/>7</text:a></text:p>
        </text:index-body>
      </text:table-of-content>
      <text:p text:style-name="Contents1"/>
      <text:h text:style-name="P40" text:outline-level="1"><text:bookmark-start text:name="Bookmark"/><text:bookmark-start text:name="__RefHeading__738_2004454639"/><text:bookmark-end text:name="Bookmark"/><text:soft-page-break/>Цель работы<text:bookmark-end text:name="__RefHeading__738_2004454639"/></text:h>
      <text:p text:style-name="P41">Приобретение практических навыков в:</text:p>
      <text:list text:style-name="WWNum1">
        <text:list-item>
          <text:p text:style-name="P42">Создание динамических библиотек</text:p>
        </text:list-item>
        <text:list-item>
          <text:p text:style-name="P43">Создание программ, которые используют функции динамических библиотек</text:p>
        </text:list-item>
      </text:list>
      <text:h text:style-name="P44" text:outline-level="1"><text:bookmark-start text:name="Bookmark1"/><text:bookmark-start text:name="__RefHeading__740_2004454639"/><text:bookmark-end text:name="Bookmark1"/>Постановка задачи<text:bookmark-end text:name="__RefHeading__740_2004454639"/></text:h>
      <text:p text:style-name="Standard"><text:span text:style-name="T45">Требуется создать динамические библиотеки, которые реализуют определенный функционал.</text:span><text:span text:style-name="T46"><text:line-break/>Далее использовать данные библиотеки 2-мя способами:</text:span><text:span text:style-name="T47"><text:line-break/>1. Во время компиляции (на этапе «линковки»/linking)</text:span><text:span text:style-name="T48"><text:line-break/>2. Во время исполнения программы. Библиотеки загружаются в память с помощью</text:span><text:span text:style-name="T49"><text:line-break/>интерфейса ОС для работы с динамическими библиотеками</text:span><text:span text:style-name="T50">.</text:span></text:p>
      <text:p text:style-name="P51"><text:span text:style-name="T52">Вариант 26</text:span><text:span text:style-name="T53">.</text:span></text:p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Функция</text:p>
          </table:table-cell>
          <table:table-cell table:style-name="TableCell63">
            <text:p text:style-name="P64">Описание</text:p>
          </table:table-cell>
          <table:table-cell table:style-name="TableCell65">
            <text:p text:style-name="P66">Сигнатура</text:p>
          </table:table-cell>
          <table:table-cell table:style-name="TableCell67">
            <text:p text:style-name="P68">Реализация 1</text:p>
          </table:table-cell>
          <table:table-cell table:style-name="TableCell69">
            <text:p text:style-name="P70">Реализация 2</text:p>
          </table:table-cell>
        </table:table-row>
        <table:table-row table:style-name="TableRow71">
          <table:table-cell table:style-name="TableCell72">
            <text:p text:style-name="P73">4</text:p>
          </table:table-cell>
          <table:table-cell table:style-name="TableCell74">
            <text:p text:style-name="P75">Подсчёт наибольшего общего делителя для двух<text:line-break/>натуральных чисел</text:p>
          </table:table-cell>
          <table:table-cell table:style-name="TableCell76">
            <text:p text:style-name="P77">Int GCF(int A, int B)</text:p>
          </table:table-cell>
          <table:table-cell table:style-name="TableCell78">
            <text:p text:style-name="P79">Алгоритм Евклида</text:p>
          </table:table-cell>
          <table:table-cell table:style-name="TableCell80">
            <text:p text:style-name="P81">Наивный<text:line-break/>алгоритм.<text:line-break/>Пытаться<text:line-break/>разделить числа<text:line-break/>на все числа, что<text:line-break/>меньше A и B.</text:p>
          </table:table-cell>
        </table:table-row>
        <table:table-row table:style-name="TableRow82">
          <table:table-cell table:style-name="TableCell83">
            <text:p text:style-name="P84">9</text:p>
          </table:table-cell>
          <table:table-cell table:style-name="TableCell85">
            <text:p text:style-name="P86">Отсортировать<text:line-break/>целочисленный массив</text:p>
          </table:table-cell>
          <table:table-cell table:style-name="TableCell87">
            <text:p text:style-name="P88">Int * Sort(int *<text:line-break/>array)</text:p>
          </table:table-cell>
          <table:table-cell table:style-name="TableCell89">
            <text:p text:style-name="P90">Пузырьковая<text:line-break/>сортировка</text:p>
          </table:table-cell>
          <table:table-cell table:style-name="TableCell91">
            <text:p text:style-name="P92">Сортировка Хоара</text:p>
          </table:table-cell>
        </table:table-row>
      </table:table>
      <text:p text:style-name="P93"/>
      <text:h text:style-name="P94" text:outline-level="1"><text:bookmark-start text:name="Bookmark2"/><text:bookmark-start text:name="__RefHeading__742_2004454639"/><text:bookmark-end text:name="Bookmark2"/></text:h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h text:style-name="P95" text:outline-level="1">Общие сведения о программе<text:bookmark-end text:name="__RefHeading__742_2004454639"/></text:h>
      <text:p text:style-name="P96"><text:span text:style-name="T97">Программа представлена двумя</text:span><text:span text:style-name="T98"><text:s/>тестовыми</text:span><text:span text:style-name="T99"><text:s/>файлами<text:s/></text:span><text:span text:style-name="T100">–</text:span><text:span text:style-name="T101"><text:s/></text:span><text:span text:style-name="T102">test1.c<text:s/></text:span><text:span text:style-name="T103">и</text:span><text:span text:style-name="T104"><text:s/>test2.c.<text:s/></text:span><text:span text:style-name="T105">Они используют некоторые функции файла<text:s/></text:span><text:span text:style-name="T106">funcs.c<text:s/></text:span><text:span text:style-name="T107">и динамические библиотеки<text:s/></text:span><text:span text:style-name="T108">librealization1.so<text:s/></text:span><text:span text:style-name="T109">и<text:s/></text:span><text:span text:style-name="T110">librealization1.so</text:span><text:span text:style-name="T111">.</text:span></text:p>
      <text:p text:style-name="P112"/>
      <text:p text:style-name="P113"><text:span text:style-name="T114">В программе используются следующие системные вызовы:</text:span></text:p>
      <text:p text:style-name="P115"><text:span text:style-name="T116">dlopen()</text:span><text:span text:style-name="T117"><text:s/>–</text:span><text:span text:style-name="T118"><text:s/></text:span><text:span text:style-name="T119">подгружает в память программы динамическую библиотеку</text:span></text:p>
      <text:p text:style-name="P120"><text:span text:style-name="T121">dlsym()</text:span><text:span text:style-name="T122"><text:s/>–</text:span><text:span text:style-name="T123"><text:s/>получение адреса указанного символа из библиотеки</text:span></text:p>
      <text:h text:style-name="P124" text:outline-level="1"><text:bookmark-start text:name="Bookmark3"/><text:bookmark-start text:name="__RefHeading__744_2004454639"/><text:bookmark-end text:name="Bookmark3"/>Общий алгоритм решения<text:bookmark-end text:name="__RefHeading__744_2004454639"/></text:h>
      <text:p text:style-name="P125"><text:span text:style-name="T126">В файлах<text:s/></text:span><text:span text:style-name="T127">realization1.c<text:s/></text:span><text:span text:style-name="T128">и<text:s/></text:span><text:span text:style-name="T129">realization2.c</text:span><text:span text:style-name="T130"><text:s/>реализуем функции согласно варианту задания. Из этих файлов создадим динамические библиотеки с помощью флагов -</text:span><text:span text:style-name="T131">fPIC<text:s/></text:span><text:span text:style-name="T132">при<text:s/></text:span><text:span text:style-name="T133">компиляции и<text:s/></text:span><text:span text:style-name="T134">–shared<text:s/></text:span><text:span text:style-name="T135">при сборке</text:span><text:span text:style-name="T136">.</text:span></text:p>
      <text:p text:style-name="P137"><text:span text:style-name="T138">В первой тестовой программе просто объявим необходимые функции как внешние, а затем при компиляции укажем, что нужно подключить динамическую библиотеку с помощью<text:s/></text:span><text:span text:style-name="T139">-Llib -lrealization1</text:span><text:span text:style-name="T140">. Чтобы файл запускался, нужно добавить каталог с реализацией библиотек в специальный файл<text:s/></text:span><text:span text:style-name="T141">/etc/ld.so.conf.</text:span></text:p>
      <text:p text:style-name="P142"><text:span text:style-name="T143">Во второй тестовой программе будем подгружать динамическую библиотеку во время выполнения программы с помощью<text:s/></text:span><text:span text:style-name="T144">dlopen</text:span><text:span text:style-name="T145"><text:s/>и получать адреса необходимых функций с помощью<text:s/></text:span><text:span text:style-name="T146">dlsym.<text:s/></text:span><text:span text:style-name="T147">Теперь при компиляции подключать нашу библиотеку не надо, но нужно подключить другую стандартную динамическую библиотеку с помощью<text:s/></text:span><text:span text:style-name="T148">–ldl.</text:span></text:p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h text:style-name="P156" text:outline-level="1"><text:bookmark-start text:name="Bookmark4"/><text:bookmark-start text:name="__RefHeading__746_2004454639"/><text:bookmark-end text:name="Bookmark4"/><text:soft-page-break/>Реализация<text:bookmark-end text:name="__RefHeading__746_2004454639"/></text:h>
      <text:p text:style-name="P157">test1.c</text:p>
      <text:p text:style-name="P158">-----------------------------------------------------------</text:p>
      <text:p text:style-name="P159"><text:span text:style-name="T160">#include</text:span><text:span text:style-name="T161"><text:s/></text:span><text:span text:style-name="T162">"stdio.h"</text:span></text:p>
      <text:p text:style-name="P163"><text:span text:style-name="T164">#include</text:span><text:span text:style-name="T165"><text:s/></text:span><text:span text:style-name="T166">&lt;stdio.h&gt;</text:span></text:p>
      <text:p text:style-name="P167"/>
      <text:p text:style-name="P168"><text:span text:style-name="T169">#include</text:span><text:span text:style-name="T170"><text:s/></text:span><text:span text:style-name="T171">"include/funcs.h"</text:span></text:p>
      <text:p text:style-name="P172"/>
      <text:p text:style-name="P173"><text:span text:style-name="T174">int</text:span><text:span text:style-name="T175"><text:s/></text:span><text:span text:style-name="T176">main</text:span><text:span text:style-name="T177">() {</text:span></text:p>
      <text:p text:style-name="P178"><text:span text:style-name="T179">   <text:s/></text:span><text:span text:style-name="T180">while</text:span><text:span text:style-name="T181"><text:s/>(</text:span><text:span text:style-name="T182">1</text:span><text:span text:style-name="T183">) {</text:span></text:p>
      <text:p text:style-name="P184"><text:span text:style-name="T185">       <text:s/></text:span><text:span text:style-name="T186">int</text:span><text:span text:style-name="T187"><text:s/></text:span><text:span text:style-name="T188">mode</text:span><text:span text:style-name="T189">;</text:span></text:p>
      <text:p text:style-name="P190"><text:span text:style-name="T191">       <text:s/></text:span><text:span text:style-name="T192">scanf</text:span><text:span text:style-name="T193">(</text:span><text:span text:style-name="T194">"</text:span><text:span text:style-name="T195">%d</text:span><text:span text:style-name="T196">"</text:span><text:span text:style-name="T197">,<text:s/></text:span><text:span text:style-name="T198">&amp;</text:span><text:span text:style-name="T199">mode</text:span><text:span text:style-name="T200">);</text:span></text:p>
      <text:p text:style-name="P201"/>
      <text:p text:style-name="P202"><text:span text:style-name="T203">       <text:s/></text:span><text:span text:style-name="T204">if</text:span><text:span text:style-name="T205"><text:s/>(</text:span><text:span text:style-name="T206">mode</text:span><text:span text:style-name="T207"><text:s/></text:span><text:span text:style-name="T208">==</text:span><text:span text:style-name="T209"><text:s/></text:span><text:span text:style-name="T210">1</text:span><text:span text:style-name="T211">) {</text:span></text:p>
      <text:p text:style-name="P212"><text:span text:style-name="T213">           <text:s/></text:span><text:span text:style-name="T214">int</text:span><text:span text:style-name="T215"><text:s/></text:span><text:span text:style-name="T216">A</text:span><text:span text:style-name="T217">,<text:s/></text:span><text:span text:style-name="T218">B</text:span><text:span text:style-name="T219">;</text:span></text:p>
      <text:p text:style-name="P220"><text:span text:style-name="T221">           <text:s/></text:span><text:span text:style-name="T222">scanf</text:span><text:span text:style-name="T223">(</text:span><text:span text:style-name="T224">"</text:span><text:span text:style-name="T225">%d</text:span><text:span text:style-name="T226"><text:s/></text:span><text:span text:style-name="T227">%d</text:span><text:span text:style-name="T228">"</text:span><text:span text:style-name="T229">,<text:s/></text:span><text:span text:style-name="T230">&amp;</text:span><text:span text:style-name="T231">A</text:span><text:span text:style-name="T232">,<text:s/></text:span><text:span text:style-name="T233">&amp;</text:span><text:span text:style-name="T234">B</text:span><text:span text:style-name="T235">);</text:span></text:p>
      <text:p text:style-name="P236"/>
      <text:p text:style-name="P237"><text:span text:style-name="T238">           <text:s/></text:span><text:span text:style-name="T239">printf</text:span><text:span text:style-name="T240">(</text:span><text:span text:style-name="T241">"Вы вызвали<text:s/></text:span><text:span text:style-name="T242">%d</text:span><text:span text:style-name="T243">ую функцию с аргументами A =<text:s/></text:span><text:span text:style-name="T244">%d</text:span><text:span text:style-name="T245">, B =<text:s/></text:span><text:span text:style-name="T246">%d</text:span><text:span text:style-name="T247">\n</text:span><text:span text:style-name="T248">"</text:span><text:span text:style-name="T249">,<text:s/></text:span><text:span text:style-name="T250">mode</text:span><text:span text:style-name="T251">,<text:s/></text:span><text:span text:style-name="T252">A</text:span><text:span text:style-name="T253">,<text:s/></text:span><text:span text:style-name="T254">B</text:span><text:span text:style-name="T255">);</text:span></text:p>
      <text:p text:style-name="P256">           <text:s/></text:p>
      <text:p text:style-name="P257"><text:span text:style-name="T258">           <text:s/></text:span><text:span text:style-name="T259">printf</text:span><text:span text:style-name="T260">(</text:span><text:span text:style-name="T261">"Результат:<text:s/></text:span><text:span text:style-name="T262">%d</text:span><text:span text:style-name="T263">\n</text:span><text:span text:style-name="T264">"</text:span><text:span text:style-name="T265">,<text:s/></text:span><text:span text:style-name="T266">GCF</text:span><text:span text:style-name="T267">(</text:span><text:span text:style-name="T268">A</text:span><text:span text:style-name="T269">,<text:s/></text:span><text:span text:style-name="T270">B</text:span><text:span text:style-name="T271">));</text:span></text:p>
      <text:p text:style-name="P272"><text:span text:style-name="T273">        }<text:s/></text:span><text:span text:style-name="T274">else</text:span><text:span text:style-name="T275"><text:s/></text:span><text:span text:style-name="T276">if</text:span><text:span text:style-name="T277"><text:s/>(</text:span><text:span text:style-name="T278">mode</text:span><text:span text:style-name="T279"><text:s/></text:span><text:span text:style-name="T280">==</text:span><text:span text:style-name="T281"><text:s/></text:span><text:span text:style-name="T282">2</text:span><text:span text:style-name="T283">) {</text:span></text:p>
      <text:p text:style-name="P284"><text:span text:style-name="T285">           <text:s/></text:span><text:span text:style-name="T286">int</text:span><text:span text:style-name="T287"><text:s/></text:span><text:span text:style-name="T288">size</text:span><text:span text:style-name="T289">;</text:span></text:p>
      <text:p text:style-name="P290"><text:span text:style-name="T291">           <text:s/></text:span><text:span text:style-name="T292">scanf</text:span><text:span text:style-name="T293">(</text:span><text:span text:style-name="T294">"</text:span><text:span text:style-name="T295">%d</text:span><text:span text:style-name="T296">"</text:span><text:span text:style-name="T297">,<text:s/></text:span><text:span text:style-name="T298">&amp;</text:span><text:span text:style-name="T299">size</text:span><text:span text:style-name="T300">);</text:span></text:p>
      <text:p text:style-name="P301"/>
      <text:p text:style-name="P302"><text:span text:style-name="T303">           <text:s/></text:span><text:span text:style-name="T304">int</text:span><text:span text:style-name="T305"><text:s/></text:span><text:span text:style-name="T306">array</text:span><text:span text:style-name="T307">[</text:span><text:span text:style-name="T308">size</text:span><text:span text:style-name="T309">];</text:span></text:p>
      <text:p text:style-name="P310"><text:span text:style-name="T311">           <text:s/></text:span><text:span text:style-name="T312">for</text:span><text:span text:style-name="T313"><text:s/>(</text:span><text:span text:style-name="T314">int</text:span><text:span text:style-name="T315"><text:s/></text:span><text:span text:style-name="T316">i</text:span><text:span text:style-name="T317"><text:s/></text:span><text:span text:style-name="T318">=</text:span><text:span text:style-name="T319"><text:s/></text:span><text:span text:style-name="T320">0</text:span><text:span text:style-name="T321">;<text:s/></text:span><text:span text:style-name="T322">i</text:span><text:span text:style-name="T323"><text:s/></text:span><text:span text:style-name="T324">&lt;</text:span><text:span text:style-name="T325"><text:s/></text:span><text:span text:style-name="T326">size</text:span><text:span text:style-name="T327">;<text:s/></text:span><text:span text:style-name="T328">++</text:span><text:span text:style-name="T329">i</text:span><text:span text:style-name="T330">)</text:span></text:p>
      <text:p text:style-name="P331"><text:span text:style-name="T332">               <text:s/></text:span><text:span text:style-name="T333">scanf</text:span><text:span text:style-name="T334">(</text:span><text:span text:style-name="T335">"</text:span><text:span text:style-name="T336">%d</text:span><text:span text:style-name="T337">"</text:span><text:span text:style-name="T338">,<text:s/></text:span><text:span text:style-name="T339">array</text:span><text:span text:style-name="T340"><text:s/></text:span><text:span text:style-name="T341">+</text:span><text:span text:style-name="T342"><text:s/></text:span><text:span text:style-name="T343">i</text:span><text:span text:style-name="T344">);</text:span></text:p>
      <text:p text:style-name="P345"/>
      <text:p text:style-name="P346"><text:span text:style-name="T347">           <text:s/></text:span><text:span text:style-name="T348">printf</text:span><text:span text:style-name="T349">(</text:span><text:span text:style-name="T350">"Вы вызвали<text:s/></text:span><text:span text:style-name="T351">%d</text:span><text:span text:style-name="T352">ую функцию с аргументами size =<text:s/></text:span><text:span text:style-name="T353">%d</text:span><text:span text:style-name="T354">, "</text:span><text:span text:style-name="T355">,<text:s/></text:span><text:span text:style-name="T356">mode</text:span><text:span text:style-name="T357">,<text:s/></text:span><text:span text:style-name="T358">size</text:span><text:span text:style-name="T359">);</text:span></text:p>
      <text:p text:style-name="P360"><text:span text:style-name="T361">           <text:s/></text:span><text:span text:style-name="T362">print_array</text:span><text:span text:style-name="T363">(</text:span><text:span text:style-name="T364">array</text:span><text:span text:style-name="T365">,<text:s/></text:span><text:span text:style-name="T366">size</text:span><text:span text:style-name="T367">);</text:span></text:p>
      <text:p text:style-name="P368"/>
      <text:p text:style-name="P369"><text:span text:style-name="T370">           <text:s/></text:span><text:span text:style-name="T371">printf</text:span><text:span text:style-name="T372">(</text:span><text:span text:style-name="T373">"Результат: "</text:span><text:span text:style-name="T374">);</text:span></text:p>
      <text:p text:style-name="P375"><text:span text:style-name="T376">           <text:s/></text:span><text:span text:style-name="T377">print_array</text:span><text:span text:style-name="T378">(</text:span><text:span text:style-name="T379">Sort</text:span><text:span text:style-name="T380">(</text:span><text:span text:style-name="T381">array</text:span><text:span text:style-name="T382">,<text:s/></text:span><text:span text:style-name="T383">size</text:span><text:span text:style-name="T384">),<text:s/></text:span><text:span text:style-name="T385">size</text:span><text:span text:style-name="T386">);</text:span></text:p>
      <text:p text:style-name="P387"><text:span text:style-name="T388">        }<text:s/></text:span><text:span text:style-name="T389">else</text:span><text:span text:style-name="T390"><text:s/>{</text:span></text:p>
      <text:p text:style-name="P391"><text:span text:style-name="T392">           <text:s/></text:span><text:span text:style-name="T393">printf</text:span><text:span text:style-name="T394">(</text:span><text:span text:style-name="T395">"Неизвестный режим<text:s/></text:span><text:span text:style-name="T396">%d</text:span><text:span text:style-name="T397">\n</text:span><text:span text:style-name="T398">"</text:span><text:span text:style-name="T399">,<text:s/></text:span><text:span text:style-name="T400">mode</text:span><text:span text:style-name="T401">);</text:span></text:p>
      <text:p text:style-name="P402">        }</text:p>
      <text:p text:style-name="P403">    }</text:p>
      <text:p text:style-name="P404">}</text:p>
      <text:p text:style-name="P405"><text:s/>-----------------------------------------------------------</text:p>
      <text:p text:style-name="P406">test2.c</text:p>
      <text:p text:style-name="P407">-----------------------------------------------------------</text:p>
      <text:p text:style-name="P408"><text:span text:style-name="T409">#include</text:span><text:span text:style-name="T410"><text:s/></text:span><text:span text:style-name="T411">&lt;stdio.h&gt;</text:span></text:p>
      <text:p text:style-name="P412"><text:span text:style-name="T413">#include</text:span><text:span text:style-name="T414"><text:s/></text:span><text:span text:style-name="T415">&lt;stdlib.h&gt;</text:span></text:p>
      <text:p text:style-name="P416"><text:span text:style-name="T417">#include</text:span><text:span text:style-name="T418"><text:s/></text:span><text:span text:style-name="T419">&lt;dlfcn.h&gt;</text:span></text:p>
      <text:p text:style-name="P420"/>
      <text:p text:style-name="P421"><text:span text:style-name="T422">#include</text:span><text:span text:style-name="T423"><text:s/></text:span><text:span text:style-name="T424">"include/funcs.h"</text:span></text:p>
      <text:p text:style-name="P425"/>
      <text:soft-page-break/>
      <text:p text:style-name="P426"><text:span text:style-name="T427">void</text:span><text:span text:style-name="T428">*</text:span><text:span text:style-name="T429"><text:s/></text:span><text:span text:style-name="T430">open_lib</text:span><text:span text:style-name="T431">(</text:span><text:span text:style-name="T432">const</text:span><text:span text:style-name="T433"><text:s/></text:span><text:span text:style-name="T434">char</text:span><text:span text:style-name="T435">*</text:span><text:span text:style-name="T436"><text:s/></text:span><text:span text:style-name="T437">name</text:span><text:span text:style-name="T438">) {</text:span></text:p>
      <text:p text:style-name="P439"><text:span text:style-name="T440">   <text:s/></text:span><text:span text:style-name="T441">void</text:span><text:span text:style-name="T442">*</text:span><text:span text:style-name="T443"><text:s/></text:span><text:span text:style-name="T444">library</text:span><text:span text:style-name="T445"><text:s/></text:span><text:span text:style-name="T446">=</text:span><text:span text:style-name="T447"><text:s/></text:span><text:span text:style-name="T448">dlopen</text:span><text:span text:style-name="T449">(</text:span><text:span text:style-name="T450">name</text:span><text:span text:style-name="T451">,<text:s/></text:span><text:span text:style-name="T452">RTLD_LAZY</text:span><text:span text:style-name="T453">);</text:span></text:p>
      <text:p text:style-name="P454"><text:span text:style-name="T455">   <text:s/></text:span><text:span text:style-name="T456">if</text:span><text:span text:style-name="T457"><text:s/>(</text:span><text:span text:style-name="T458">library</text:span><text:span text:style-name="T459"><text:s/></text:span><text:span text:style-name="T460">==</text:span><text:span text:style-name="T461"><text:s/></text:span><text:span text:style-name="T462">NULL</text:span><text:span text:style-name="T463">) {</text:span></text:p>
      <text:p text:style-name="P464"><text:span text:style-name="T465">       <text:s/></text:span><text:span text:style-name="T466">printf</text:span><text:span text:style-name="T467">(</text:span><text:span text:style-name="T468">"</text:span><text:span text:style-name="T469">%s</text:span><text:span text:style-name="T470">"</text:span><text:span text:style-name="T471">,<text:s/></text:span><text:span text:style-name="T472">dlerror</text:span><text:span text:style-name="T473">());</text:span></text:p>
      <text:p text:style-name="P474"><text:span text:style-name="T475">       <text:s/></text:span><text:span text:style-name="T476">exit</text:span><text:span text:style-name="T477">(</text:span><text:span text:style-name="T478">1</text:span><text:span text:style-name="T479">);</text:span></text:p>
      <text:p text:style-name="P480">    }</text:p>
      <text:p text:style-name="P481"/>
      <text:p text:style-name="P482"><text:span text:style-name="T483">   <text:s/></text:span><text:span text:style-name="T484">return</text:span><text:span text:style-name="T485"><text:s/></text:span><text:span text:style-name="T486">library</text:span><text:span text:style-name="T487">;</text:span></text:p>
      <text:p text:style-name="P488">}</text:p>
      <text:p text:style-name="P489"/>
      <text:p text:style-name="P490"><text:span text:style-name="T491">void</text:span><text:span text:style-name="T492"><text:s/></text:span><text:span text:style-name="T493">change_realization</text:span><text:span text:style-name="T494">(</text:span><text:span text:style-name="T495">void</text:span><text:span text:style-name="T496">**</text:span><text:span text:style-name="T497"><text:s/></text:span><text:span text:style-name="T498">libraries</text:span><text:span text:style-name="T499">,<text:s/></text:span><text:span text:style-name="T500">int</text:span><text:span text:style-name="T501"><text:s/>(</text:span><text:span text:style-name="T502">**</text:span><text:span text:style-name="T503">GCF</text:span><text:span text:style-name="T504">)(</text:span><text:span text:style-name="T505">int</text:span><text:span text:style-name="T506">,<text:s/></text:span><text:span text:style-name="T507">int</text:span><text:span text:style-name="T508">),<text:s/></text:span><text:span text:style-name="T509">int</text:span><text:span text:style-name="T510">*</text:span><text:span text:style-name="T511"><text:s/>(</text:span><text:span text:style-name="T512">**</text:span><text:span text:style-name="T513">Sort</text:span><text:span text:style-name="T514">)(</text:span><text:span text:style-name="T515">int</text:span><text:span text:style-name="T516">*</text:span><text:span text:style-name="T517">,<text:s/></text:span><text:span text:style-name="T518">int</text:span><text:span text:style-name="T519">),<text:s/></text:span><text:span text:style-name="T520">int</text:span><text:span text:style-name="T521">*</text:span><text:span text:style-name="T522"><text:s/></text:span><text:span text:style-name="T523">realization</text:span><text:span text:style-name="T524">) {</text:span></text:p>
      <text:p text:style-name="P525"><text:span text:style-name="T526">   <text:s/></text:span><text:span text:style-name="T527">*</text:span><text:span text:style-name="T528">realization</text:span><text:span text:style-name="T529"><text:s/></text:span><text:span text:style-name="T530">=</text:span><text:span text:style-name="T531"><text:s/></text:span><text:span text:style-name="T532">*</text:span><text:span text:style-name="T533">realization</text:span><text:span text:style-name="T534"><text:s/></text:span><text:span text:style-name="T535">^</text:span><text:span text:style-name="T536"><text:s/></text:span><text:span text:style-name="T537">1</text:span><text:span text:style-name="T538">;</text:span></text:p>
      <text:p text:style-name="P539"/>
      <text:p text:style-name="P540"><text:span text:style-name="T541">   <text:s/></text:span><text:span text:style-name="T542">*</text:span><text:span text:style-name="T543">GCF</text:span><text:span text:style-name="T544"><text:s/></text:span><text:span text:style-name="T545">=</text:span><text:span text:style-name="T546"><text:s/></text:span><text:span text:style-name="T547">dlsym</text:span><text:span text:style-name="T548">(</text:span><text:span text:style-name="T549">libraries</text:span><text:span text:style-name="T550">[</text:span><text:span text:style-name="T551">*</text:span><text:span text:style-name="T552">realization</text:span><text:span text:style-name="T553">],<text:s/></text:span><text:span text:style-name="T554">"GCF"</text:span><text:span text:style-name="T555">);</text:span></text:p>
      <text:p text:style-name="P556"><text:span text:style-name="T557">   <text:s/></text:span><text:span text:style-name="T558">*</text:span><text:span text:style-name="T559">Sort</text:span><text:span text:style-name="T560"><text:s/></text:span><text:span text:style-name="T561">=</text:span><text:span text:style-name="T562"><text:s/></text:span><text:span text:style-name="T563">dlsym</text:span><text:span text:style-name="T564">(</text:span><text:span text:style-name="T565">libraries</text:span><text:span text:style-name="T566">[</text:span><text:span text:style-name="T567">*</text:span><text:span text:style-name="T568">realization</text:span><text:span text:style-name="T569">],<text:s/></text:span><text:span text:style-name="T570">"Sort"</text:span><text:span text:style-name="T571">);</text:span></text:p>
      <text:p text:style-name="P572"/>
      <text:p text:style-name="P573"><text:span text:style-name="T574">   <text:s/></text:span><text:span text:style-name="T575">// printf("Смена реализации: %p, %p\n", *GCF, *Sort);</text:span></text:p>
      <text:p text:style-name="P576">}</text:p>
      <text:p text:style-name="P577"/>
      <text:p text:style-name="P578"><text:span text:style-name="T579">int</text:span><text:span text:style-name="T580"><text:s/></text:span><text:span text:style-name="T581">main</text:span><text:span text:style-name="T582">() {</text:span></text:p>
      <text:p text:style-name="P583"><text:span text:style-name="T584">   <text:s/></text:span><text:span text:style-name="T585">void</text:span><text:span text:style-name="T586">*</text:span><text:span text:style-name="T587"><text:s/></text:span><text:span text:style-name="T588">library1</text:span><text:span text:style-name="T589"><text:s/></text:span><text:span text:style-name="T590">=</text:span><text:span text:style-name="T591"><text:s/></text:span><text:span text:style-name="T592">open_lib</text:span><text:span text:style-name="T593">(</text:span><text:span text:style-name="T594">"lib/librealization1.so"</text:span><text:span text:style-name="T595">);</text:span></text:p>
      <text:p text:style-name="P596"><text:span text:style-name="T597">   <text:s/></text:span><text:span text:style-name="T598">void</text:span><text:span text:style-name="T599">*</text:span><text:span text:style-name="T600"><text:s/></text:span><text:span text:style-name="T601">library2</text:span><text:span text:style-name="T602"><text:s/></text:span><text:span text:style-name="T603">=</text:span><text:span text:style-name="T604"><text:s/></text:span><text:span text:style-name="T605">open_lib</text:span><text:span text:style-name="T606">(</text:span><text:span text:style-name="T607">"lib/librealization2.so"</text:span><text:span text:style-name="T608">);</text:span></text:p>
      <text:p text:style-name="P609"><text:span text:style-name="T610">   <text:s/></text:span><text:span text:style-name="T611">void</text:span><text:span text:style-name="T612">*</text:span><text:span text:style-name="T613"><text:s/></text:span><text:span text:style-name="T614">libraries</text:span><text:span text:style-name="T615">[</text:span><text:span text:style-name="T616">2</text:span><text:span text:style-name="T617">]<text:s/></text:span><text:span text:style-name="T618">=</text:span><text:span text:style-name="T619"><text:s/>{</text:span><text:span text:style-name="T620">library1</text:span><text:span text:style-name="T621">,<text:s/></text:span><text:span text:style-name="T622">library2</text:span><text:span text:style-name="T623">};</text:span></text:p>
      <text:p text:style-name="P624"/>
      <text:p text:style-name="P625"><text:span text:style-name="T626">   <text:s/></text:span><text:span text:style-name="T627">int</text:span><text:span text:style-name="T628"><text:s/>(</text:span><text:span text:style-name="T629">*</text:span><text:span text:style-name="T630">GCF</text:span><text:span text:style-name="T631">)(</text:span><text:span text:style-name="T632">int</text:span><text:span text:style-name="T633">,<text:s/></text:span><text:span text:style-name="T634">int</text:span><text:span text:style-name="T635">);</text:span></text:p>
      <text:p text:style-name="P636"><text:span text:style-name="T637">   <text:s/></text:span><text:span text:style-name="T638">int</text:span><text:span text:style-name="T639">*</text:span><text:span text:style-name="T640"><text:s/>(</text:span><text:span text:style-name="T641">*</text:span><text:span text:style-name="T642">Sort</text:span><text:span text:style-name="T643">)(</text:span><text:span text:style-name="T644">int</text:span><text:span text:style-name="T645">*</text:span><text:span text:style-name="T646">,<text:s/></text:span><text:span text:style-name="T647">int</text:span><text:span text:style-name="T648">);</text:span></text:p>
      <text:p text:style-name="P649"/>
      <text:p text:style-name="P650"><text:span text:style-name="T651">   <text:s/></text:span><text:span text:style-name="T652">int</text:span><text:span text:style-name="T653"><text:s/></text:span><text:span text:style-name="T654">realization</text:span><text:span text:style-name="T655"><text:s/></text:span><text:span text:style-name="T656">=</text:span><text:span text:style-name="T657"><text:s/></text:span><text:span text:style-name="T658">1</text:span><text:span text:style-name="T659">;</text:span></text:p>
      <text:p text:style-name="P660"><text:span text:style-name="T661">   <text:s/></text:span><text:span text:style-name="T662">change_realization</text:span><text:span text:style-name="T663">(</text:span><text:span text:style-name="T664">libraries</text:span><text:span text:style-name="T665">,<text:s/></text:span><text:span text:style-name="T666">&amp;</text:span><text:span text:style-name="T667">GCF</text:span><text:span text:style-name="T668">,<text:s/></text:span><text:span text:style-name="T669">&amp;</text:span><text:span text:style-name="T670">Sort</text:span><text:span text:style-name="T671">,<text:s/></text:span><text:span text:style-name="T672">&amp;</text:span><text:span text:style-name="T673">realization</text:span><text:span text:style-name="T674">);</text:span></text:p>
      <text:p text:style-name="P675"/>
      <text:p text:style-name="P676"><text:span text:style-name="T677">   <text:s/></text:span><text:span text:style-name="T678">while</text:span><text:span text:style-name="T679"><text:s/>(</text:span><text:span text:style-name="T680">1</text:span><text:span text:style-name="T681">) {</text:span></text:p>
      <text:p text:style-name="P682"><text:span text:style-name="T683">       <text:s/></text:span><text:span text:style-name="T684">int</text:span><text:span text:style-name="T685"><text:s/></text:span><text:span text:style-name="T686">mode</text:span><text:span text:style-name="T687">;</text:span></text:p>
      <text:p text:style-name="P688"><text:span text:style-name="T689">       <text:s/></text:span><text:span text:style-name="T690">scanf</text:span><text:span text:style-name="T691">(</text:span><text:span text:style-name="T692">"</text:span><text:span text:style-name="T693">%d</text:span><text:span text:style-name="T694">"</text:span><text:span text:style-name="T695">,<text:s/></text:span><text:span text:style-name="T696">&amp;</text:span><text:span text:style-name="T697">mode</text:span><text:span text:style-name="T698">);</text:span></text:p>
      <text:p text:style-name="P699"/>
      <text:p text:style-name="P700"><text:span text:style-name="T701">       <text:s/></text:span><text:span text:style-name="T702">if</text:span><text:span text:style-name="T703"><text:s/>(</text:span><text:span text:style-name="T704">mode</text:span><text:span text:style-name="T705"><text:s/></text:span><text:span text:style-name="T706">==</text:span><text:span text:style-name="T707"><text:s/></text:span><text:span text:style-name="T708">0</text:span><text:span text:style-name="T709">) {</text:span></text:p>
      <text:p text:style-name="P710"><text:span text:style-name="T711">           <text:s/></text:span><text:span text:style-name="T712">change_realization</text:span><text:span text:style-name="T713">(</text:span><text:span text:style-name="T714">libraries</text:span><text:span text:style-name="T715">,<text:s/></text:span><text:span text:style-name="T716">&amp;</text:span><text:span text:style-name="T717">GCF</text:span><text:span text:style-name="T718">,<text:s/></text:span><text:span text:style-name="T719">&amp;</text:span><text:span text:style-name="T720">Sort</text:span><text:span text:style-name="T721">,<text:s/></text:span><text:span text:style-name="T722">&amp;</text:span><text:span text:style-name="T723">realization</text:span><text:span text:style-name="T724">);</text:span></text:p>
      <text:p text:style-name="P725"><text:span text:style-name="T726">           <text:s/></text:span><text:span text:style-name="T727">printf</text:span><text:span text:style-name="T728">(</text:span><text:span text:style-name="T729">"Вы переключились на<text:s/></text:span><text:span text:style-name="T730">%d</text:span><text:span text:style-name="T731">ую реализацию</text:span><text:span text:style-name="T732">\n</text:span><text:span text:style-name="T733">"</text:span><text:span text:style-name="T734">,<text:s/></text:span><text:span text:style-name="T735">realization</text:span><text:span text:style-name="T736"><text:s/></text:span><text:span text:style-name="T737">+</text:span><text:span text:style-name="T738"><text:s/></text:span><text:span text:style-name="T739">1</text:span><text:span text:style-name="T740">);</text:span></text:p>
      <text:p text:style-name="P741"><text:span text:style-name="T742">        }<text:s/></text:span><text:span text:style-name="T743">else</text:span><text:span text:style-name="T744"><text:s/></text:span><text:span text:style-name="T745">if</text:span><text:span text:style-name="T746"><text:s/>(</text:span><text:span text:style-name="T747">mode</text:span><text:span text:style-name="T748"><text:s/></text:span><text:span text:style-name="T749">==</text:span><text:span text:style-name="T750"><text:s/></text:span><text:span text:style-name="T751">1</text:span><text:span text:style-name="T752">) {</text:span></text:p>
      <text:p text:style-name="P753"><text:span text:style-name="T754">           <text:s/></text:span><text:span text:style-name="T755">int</text:span><text:span text:style-name="T756"><text:s/></text:span><text:span text:style-name="T757">A</text:span><text:span text:style-name="T758">,<text:s/></text:span><text:span text:style-name="T759">B</text:span><text:span text:style-name="T760">;</text:span></text:p>
      <text:p text:style-name="P761"><text:span text:style-name="T762">           <text:s/></text:span><text:span text:style-name="T763">scanf</text:span><text:span text:style-name="T764">(</text:span><text:span text:style-name="T765">"</text:span><text:span text:style-name="T766">%d</text:span><text:span text:style-name="T767"><text:s/></text:span><text:span text:style-name="T768">%d</text:span><text:span text:style-name="T769">"</text:span><text:span text:style-name="T770">,<text:s/></text:span><text:span text:style-name="T771">&amp;</text:span><text:span text:style-name="T772">A</text:span><text:span text:style-name="T773">,<text:s/></text:span><text:span text:style-name="T774">&amp;</text:span><text:span text:style-name="T775">B</text:span><text:span text:style-name="T776">);</text:span></text:p>
      <text:p text:style-name="P777"/>
      <text:p text:style-name="P778"><text:span text:style-name="T779">           <text:s/></text:span><text:span text:style-name="T780">printf</text:span><text:span text:style-name="T781">(</text:span><text:span text:style-name="T782">"Вы вызвали<text:s/></text:span><text:span text:style-name="T783">%d</text:span><text:span text:style-name="T784">ую функцию с аргументами A =<text:s/></text:span><text:span text:style-name="T785">%d</text:span><text:span text:style-name="T786">, B =<text:s/></text:span><text:span text:style-name="T787">%d</text:span><text:span text:style-name="T788">\n</text:span><text:span text:style-name="T789">"</text:span><text:span text:style-name="T790">,<text:s/></text:span><text:span text:style-name="T791">mode</text:span><text:span text:style-name="T792">,<text:s/></text:span><text:span text:style-name="T793">A</text:span><text:span text:style-name="T794">,<text:s/></text:span><text:span text:style-name="T795">B</text:span><text:span text:style-name="T796">);</text:span></text:p>
      <text:p text:style-name="P797"><text:span text:style-name="T798">           <text:s/></text:span><text:span text:style-name="T799">// printf("Адреса функций: %p, %p\n", GCF, Sort);</text:span></text:p>
      <text:p text:style-name="P800">           <text:s/></text:p>
      <text:p text:style-name="P801"><text:span text:style-name="T802">           <text:s/></text:span><text:span text:style-name="T803">printf</text:span><text:span text:style-name="T804">(</text:span><text:span text:style-name="T805">"Результат:<text:s/></text:span><text:span text:style-name="T806">%d</text:span><text:span text:style-name="T807">\n</text:span><text:span text:style-name="T808">"</text:span><text:span text:style-name="T809">, (</text:span><text:span text:style-name="T810">*</text:span><text:span text:style-name="T811">GCF</text:span><text:span text:style-name="T812">)(</text:span><text:span text:style-name="T813">A</text:span><text:span text:style-name="T814">,<text:s/></text:span><text:span text:style-name="T815">B</text:span><text:span text:style-name="T816">));</text:span></text:p>
      <text:p text:style-name="P817"><text:span text:style-name="T818">        }<text:s/></text:span><text:span text:style-name="T819">else</text:span><text:span text:style-name="T820"><text:s/></text:span><text:span text:style-name="T821">if</text:span><text:span text:style-name="T822"><text:s/>(</text:span><text:span text:style-name="T823">mode</text:span><text:span text:style-name="T824"><text:s/></text:span><text:span text:style-name="T825">==</text:span><text:span text:style-name="T826"><text:s/></text:span><text:span text:style-name="T827">2</text:span><text:span text:style-name="T828">) {</text:span></text:p>
      <text:p text:style-name="P829"><text:span text:style-name="T830">           <text:s/></text:span><text:span text:style-name="T831">int</text:span><text:span text:style-name="T832"><text:s/></text:span><text:span text:style-name="T833">size</text:span><text:span text:style-name="T834">;</text:span></text:p>
      <text:p text:style-name="P835"><text:span text:style-name="T836">           <text:s/></text:span><text:span text:style-name="T837">scanf</text:span><text:span text:style-name="T838">(</text:span><text:span text:style-name="T839">"</text:span><text:span text:style-name="T840">%d</text:span><text:span text:style-name="T841">"</text:span><text:span text:style-name="T842">,<text:s/></text:span><text:span text:style-name="T843">&amp;</text:span><text:span text:style-name="T844">size</text:span><text:span text:style-name="T845">);</text:span></text:p>
      <text:p text:style-name="P846"/>
      <text:p text:style-name="P847"><text:span text:style-name="T848">           <text:s/></text:span><text:span text:style-name="T849">int</text:span><text:span text:style-name="T850"><text:s/></text:span><text:span text:style-name="T851">array</text:span><text:span text:style-name="T852">[</text:span><text:span text:style-name="T853">size</text:span><text:span text:style-name="T854">];</text:span></text:p>
      <text:p text:style-name="P855"><text:span text:style-name="T856">           <text:s/></text:span><text:span text:style-name="T857">for</text:span><text:span text:style-name="T858"><text:s/>(</text:span><text:span text:style-name="T859">int</text:span><text:span text:style-name="T860"><text:s/></text:span><text:span text:style-name="T861">i</text:span><text:span text:style-name="T862"><text:s/></text:span><text:span text:style-name="T863">=</text:span><text:span text:style-name="T864"><text:s/></text:span><text:span text:style-name="T865">0</text:span><text:span text:style-name="T866">;<text:s/></text:span><text:span text:style-name="T867">i</text:span><text:span text:style-name="T868"><text:s/></text:span><text:span text:style-name="T869">&lt;</text:span><text:span text:style-name="T870"><text:s/></text:span><text:span text:style-name="T871">size</text:span><text:span text:style-name="T872">;<text:s/></text:span><text:span text:style-name="T873">++</text:span><text:span text:style-name="T874">i</text:span><text:span text:style-name="T875">)</text:span></text:p>
      <text:p text:style-name="P876"><text:span text:style-name="T877">               <text:s/></text:span><text:span text:style-name="T878">scanf</text:span><text:span text:style-name="T879">(</text:span><text:span text:style-name="T880">"</text:span><text:span text:style-name="T881">%d</text:span><text:span text:style-name="T882">"</text:span><text:span text:style-name="T883">,<text:s/></text:span><text:span text:style-name="T884">array</text:span><text:span text:style-name="T885"><text:s/></text:span><text:span text:style-name="T886">+</text:span><text:span text:style-name="T887"><text:s/></text:span><text:span text:style-name="T888">i</text:span><text:span text:style-name="T889">);</text:span></text:p>
      <text:p text:style-name="P890"/>
      <text:p text:style-name="P891"><text:span text:style-name="T892">           <text:s/></text:span><text:span text:style-name="T893">printf</text:span><text:span text:style-name="T894">(</text:span><text:span text:style-name="T895">"Вы вызвали<text:s/></text:span><text:span text:style-name="T896">%d</text:span><text:span text:style-name="T897">ую функцию с аргументами size =<text:s/></text:span><text:span text:style-name="T898">%d</text:span><text:span text:style-name="T899">, "</text:span><text:span text:style-name="T900">,<text:s/></text:span><text:span text:style-name="T901">mode</text:span><text:span text:style-name="T902">,<text:s/></text:span><text:span text:style-name="T903">size</text:span><text:span text:style-name="T904">);</text:span></text:p>
      <text:p text:style-name="P905"><text:span text:style-name="T906">           <text:s/></text:span><text:span text:style-name="T907">print_array</text:span><text:span text:style-name="T908">(</text:span><text:span text:style-name="T909">array</text:span><text:span text:style-name="T910">,<text:s/></text:span><text:span text:style-name="T911">size</text:span><text:span text:style-name="T912">);</text:span></text:p>
      <text:p text:style-name="P913"/>
      <text:p text:style-name="P914"><text:span text:style-name="T915">           <text:s/></text:span><text:span text:style-name="T916">printf</text:span><text:span text:style-name="T917">(</text:span><text:span text:style-name="T918">"Результат: "</text:span><text:span text:style-name="T919">);</text:span></text:p>
      <text:p text:style-name="P920"><text:span text:style-name="T921">           <text:s/></text:span><text:span text:style-name="T922">print_array</text:span><text:span text:style-name="T923">((</text:span><text:span text:style-name="T924">*</text:span><text:span text:style-name="T925">Sort</text:span><text:span text:style-name="T926">)(</text:span><text:span text:style-name="T927">array</text:span><text:span text:style-name="T928">,<text:s/></text:span><text:span text:style-name="T929">size</text:span><text:span text:style-name="T930">),<text:s/></text:span><text:span text:style-name="T931">size</text:span><text:span text:style-name="T932">);</text:span></text:p>
      <text:p text:style-name="P933"><text:span text:style-name="T934">        }<text:s/></text:span><text:span text:style-name="T935">else</text:span><text:span text:style-name="T936"><text:s/>{</text:span></text:p>
      <text:p text:style-name="P937"><text:span text:style-name="T938">           <text:s/></text:span><text:span text:style-name="T939">printf</text:span><text:span text:style-name="T940">(</text:span><text:span text:style-name="T941">"Неизвестный режим<text:s/></text:span><text:span text:style-name="T942">%d</text:span><text:span text:style-name="T943">\n</text:span><text:span text:style-name="T944">"</text:span><text:span text:style-name="T945">,<text:s/></text:span><text:span text:style-name="T946">mode</text:span><text:span text:style-name="T947">);</text:span></text:p>
      <text:p text:style-name="P948">        }</text:p>
      <text:p text:style-name="P949">    }</text:p>
      <text:p text:style-name="P950">}</text:p>
      <text:p text:style-name="P951">-----------------------------------------------------------</text:p>
      <text:p text:style-name="P952">realization1.c</text:p>
      <text:p text:style-name="P953">-----------------------------------------------------------</text:p>
      <text:p text:style-name="P954"><text:span text:style-name="T955">int</text:span><text:span text:style-name="T956"><text:s/></text:span><text:span text:style-name="T957">GCF</text:span><text:span text:style-name="T958">(</text:span><text:span text:style-name="T959">int</text:span><text:span text:style-name="T960"><text:s/></text:span><text:span text:style-name="T961">A</text:span><text:span text:style-name="T962">,<text:s/></text:span><text:span text:style-name="T963">int</text:span><text:span text:style-name="T964"><text:s/></text:span><text:span text:style-name="T965">B</text:span><text:span text:style-name="T966">) {</text:span></text:p>
      <text:p text:style-name="P967"><text:span text:style-name="T968">   <text:s/></text:span><text:span text:style-name="T969">int</text:span><text:span text:style-name="T970"><text:s/></text:span><text:span text:style-name="T971">tmp</text:span><text:span text:style-name="T972">;</text:span></text:p>
      <text:p text:style-name="P973"><text:span text:style-name="T974">   <text:s/></text:span><text:span text:style-name="T975">while</text:span><text:span text:style-name="T976"><text:s/>(</text:span><text:span text:style-name="T977">B</text:span><text:span text:style-name="T978"><text:s/></text:span><text:span text:style-name="T979">!=</text:span><text:span text:style-name="T980"><text:s/></text:span><text:span text:style-name="T981">0</text:span><text:span text:style-name="T982">) {</text:span></text:p>
      <text:p text:style-name="P983"><text:span text:style-name="T984">       <text:s/></text:span><text:span text:style-name="T985">tmp</text:span><text:span text:style-name="T986"><text:s/></text:span><text:span text:style-name="T987">=</text:span><text:span text:style-name="T988"><text:s/></text:span><text:span text:style-name="T989">B</text:span><text:span text:style-name="T990">;</text:span></text:p>
      <text:p text:style-name="P991"><text:span text:style-name="T992">       <text:s/></text:span><text:span text:style-name="T993">B</text:span><text:span text:style-name="T994"><text:s/></text:span><text:span text:style-name="T995">=</text:span><text:span text:style-name="T996"><text:s/></text:span><text:span text:style-name="T997">A</text:span><text:span text:style-name="T998"><text:s/></text:span><text:span text:style-name="T999">%</text:span><text:span text:style-name="T1000"><text:s/></text:span><text:span text:style-name="T1001">B</text:span><text:span text:style-name="T1002">;</text:span></text:p>
      <text:p text:style-name="P1003"><text:span text:style-name="T1004">       <text:s/></text:span><text:span text:style-name="T1005">A</text:span><text:span text:style-name="T1006"><text:s/></text:span><text:span text:style-name="T1007">=</text:span><text:span text:style-name="T1008"><text:s/></text:span><text:span text:style-name="T1009">tmp</text:span><text:span text:style-name="T1010">;</text:span></text:p>
      <text:p text:style-name="P1011">    }</text:p>
      <text:p text:style-name="P1012"/>
      <text:p text:style-name="P1013"><text:span text:style-name="T1014">   <text:s/></text:span><text:span text:style-name="T1015">return</text:span><text:span text:style-name="T1016"><text:s/></text:span><text:span text:style-name="T1017">A</text:span><text:span text:style-name="T1018">;</text:span></text:p>
      <text:p text:style-name="P1019">}</text:p>
      <text:p text:style-name="P1020"/>
      <text:p text:style-name="P1021"><text:span text:style-name="T1022">int</text:span><text:span text:style-name="T1023">*</text:span><text:span text:style-name="T1024"><text:s/></text:span><text:span text:style-name="T1025">Sort</text:span><text:span text:style-name="T1026">(</text:span><text:span text:style-name="T1027">int</text:span><text:span text:style-name="T1028">*</text:span><text:span text:style-name="T1029"><text:s/></text:span><text:span text:style-name="T1030">array</text:span><text:span text:style-name="T1031">,<text:s/></text:span><text:span text:style-name="T1032">int</text:span><text:span text:style-name="T1033"><text:s/></text:span><text:span text:style-name="T1034">size</text:span><text:span text:style-name="T1035">) {</text:span></text:p>
      <text:p text:style-name="P1036"><text:span text:style-name="T1037">   <text:s/></text:span><text:span text:style-name="T1038">for</text:span><text:span text:style-name="T1039"><text:s/>(</text:span><text:span text:style-name="T1040">int</text:span><text:span text:style-name="T1041"><text:s/></text:span><text:span text:style-name="T1042">i</text:span><text:span text:style-name="T1043"><text:s/></text:span><text:span text:style-name="T1044">=</text:span><text:span text:style-name="T1045"><text:s/></text:span><text:span text:style-name="T1046">0</text:span><text:span text:style-name="T1047">;<text:s/></text:span><text:span text:style-name="T1048">i</text:span><text:span text:style-name="T1049"><text:s/></text:span><text:span text:style-name="T1050">&lt;</text:span><text:span text:style-name="T1051"><text:s/></text:span><text:span text:style-name="T1052">size</text:span><text:span text:style-name="T1053">;<text:s/></text:span><text:span text:style-name="T1054">++</text:span><text:span text:style-name="T1055">i</text:span><text:span text:style-name="T1056">) {</text:span></text:p>
      <text:p text:style-name="P1057"><text:span text:style-name="T1058">       <text:s/></text:span><text:span text:style-name="T1059">int</text:span><text:span text:style-name="T1060"><text:s/></text:span><text:span text:style-name="T1061">swaps</text:span><text:span text:style-name="T1062"><text:s/></text:span><text:span text:style-name="T1063">=</text:span><text:span text:style-name="T1064"><text:s/></text:span><text:span text:style-name="T1065">0</text:span><text:span text:style-name="T1066">;</text:span></text:p>
      <text:p text:style-name="P1067"><text:span text:style-name="T1068">       <text:s/></text:span><text:span text:style-name="T1069">for</text:span><text:span text:style-name="T1070"><text:s/>(</text:span><text:span text:style-name="T1071">int</text:span><text:span text:style-name="T1072"><text:s/></text:span><text:span text:style-name="T1073">j</text:span><text:span text:style-name="T1074"><text:s/></text:span><text:span text:style-name="T1075">=</text:span><text:span text:style-name="T1076"><text:s/></text:span><text:span text:style-name="T1077">1</text:span><text:span text:style-name="T1078">;<text:s/></text:span><text:span text:style-name="T1079">j</text:span><text:span text:style-name="T1080"><text:s/></text:span><text:span text:style-name="T1081">&lt;</text:span><text:span text:style-name="T1082"><text:s/></text:span><text:span text:style-name="T1083">size</text:span><text:span text:style-name="T1084">;<text:s/></text:span><text:span text:style-name="T1085">++</text:span><text:span text:style-name="T1086">j</text:span><text:span text:style-name="T1087">) {</text:span></text:p>
      <text:p text:style-name="P1088"><text:span text:style-name="T1089">           <text:s/></text:span><text:span text:style-name="T1090">if</text:span><text:span text:style-name="T1091"><text:s/>(</text:span><text:span text:style-name="T1092">array</text:span><text:span text:style-name="T1093">[</text:span><text:span text:style-name="T1094">j</text:span><text:span text:style-name="T1095">]<text:s/></text:span><text:span text:style-name="T1096">&lt;</text:span><text:span text:style-name="T1097"><text:s/></text:span><text:span text:style-name="T1098">array</text:span><text:span text:style-name="T1099">[</text:span><text:span text:style-name="T1100">j</text:span><text:span text:style-name="T1101"><text:s/></text:span><text:span text:style-name="T1102">-</text:span><text:span text:style-name="T1103"><text:s/></text:span><text:span text:style-name="T1104">1</text:span><text:span text:style-name="T1105">]) {</text:span></text:p>
      <text:p text:style-name="P1106"><text:span text:style-name="T1107">               <text:s/></text:span><text:span text:style-name="T1108">int</text:span><text:span text:style-name="T1109"><text:s/></text:span><text:span text:style-name="T1110">tmp</text:span><text:span text:style-name="T1111"><text:s/></text:span><text:span text:style-name="T1112">=</text:span><text:span text:style-name="T1113"><text:s/></text:span><text:span text:style-name="T1114">array</text:span><text:span text:style-name="T1115">[</text:span><text:span text:style-name="T1116">j</text:span><text:span text:style-name="T1117"><text:s/></text:span><text:span text:style-name="T1118">-</text:span><text:span text:style-name="T1119"><text:s/></text:span><text:span text:style-name="T1120">1</text:span><text:span text:style-name="T1121">];</text:span></text:p>
      <text:p text:style-name="P1122"><text:span text:style-name="T1123">               <text:s/></text:span><text:span text:style-name="T1124">array</text:span><text:span text:style-name="T1125">[</text:span><text:span text:style-name="T1126">j</text:span><text:span text:style-name="T1127"><text:s/></text:span><text:span text:style-name="T1128">-</text:span><text:span text:style-name="T1129"><text:s/></text:span><text:span text:style-name="T1130">1</text:span><text:span text:style-name="T1131">]<text:s/></text:span><text:span text:style-name="T1132">=</text:span><text:span text:style-name="T1133"><text:s/></text:span><text:span text:style-name="T1134">array</text:span><text:span text:style-name="T1135">[</text:span><text:span text:style-name="T1136">j</text:span><text:span text:style-name="T1137">];</text:span></text:p>
      <text:p text:style-name="P1138"><text:span text:style-name="T1139">               <text:s/></text:span><text:span text:style-name="T1140">array</text:span><text:span text:style-name="T1141">[</text:span><text:span text:style-name="T1142">j</text:span><text:span text:style-name="T1143">]<text:s/></text:span><text:span text:style-name="T1144">=</text:span><text:span text:style-name="T1145"><text:s/></text:span><text:span text:style-name="T1146">tmp</text:span><text:span text:style-name="T1147">;</text:span></text:p>
      <text:p text:style-name="P1148"><text:span text:style-name="T1149">               <text:s/></text:span><text:span text:style-name="T1150">++</text:span><text:span text:style-name="T1151">swaps</text:span><text:span text:style-name="T1152">;</text:span></text:p>
      <text:p text:style-name="P1153">            }</text:p>
      <text:p text:style-name="P1154">        }</text:p>
      <text:p text:style-name="P1155"/>
      <text:p text:style-name="P1156"><text:span text:style-name="T1157">       <text:s/></text:span><text:span text:style-name="T1158">if</text:span><text:span text:style-name="T1159"><text:s/>(</text:span><text:span text:style-name="T1160">swaps</text:span><text:span text:style-name="T1161"><text:s/></text:span><text:span text:style-name="T1162">==</text:span><text:span text:style-name="T1163"><text:s/></text:span><text:span text:style-name="T1164">0</text:span><text:span text:style-name="T1165">)</text:span></text:p>
      <text:p text:style-name="P1166"><text:span text:style-name="T1167">           <text:s/></text:span><text:span text:style-name="T1168">break</text:span><text:span text:style-name="T1169">;</text:span></text:p>
      <text:p text:style-name="P1170">    }</text:p>
      <text:p text:style-name="P1171"/>
      <text:p text:style-name="P1172"><text:span text:style-name="T1173">   <text:s/></text:span><text:span text:style-name="T1174">return</text:span><text:span text:style-name="T1175"><text:s/></text:span><text:span text:style-name="T1176">array</text:span><text:span text:style-name="T1177">;</text:span></text:p>
      <text:p text:style-name="P1178">}</text:p>
      <text:p text:style-name="P1179">-----------------------------------------------------------</text:p>
      <text:p text:style-name="P1180">realization2.c</text:p>
      <text:soft-page-break/>
      <text:p text:style-name="P1181">-----------------------------------------------------------</text:p>
      <text:p text:style-name="P1182"><text:span text:style-name="T1183">#include</text:span><text:span text:style-name="T1184"><text:s/></text:span><text:span text:style-name="T1185">&lt;stdlib.h&gt;</text:span></text:p>
      <text:p text:style-name="P1186"/>
      <text:p text:style-name="P1187"><text:span text:style-name="T1188">int</text:span><text:span text:style-name="T1189"><text:s/></text:span><text:span text:style-name="T1190">GCF</text:span><text:span text:style-name="T1191">(</text:span><text:span text:style-name="T1192">int</text:span><text:span text:style-name="T1193"><text:s/></text:span><text:span text:style-name="T1194">A</text:span><text:span text:style-name="T1195">,<text:s/></text:span><text:span text:style-name="T1196">int</text:span><text:span text:style-name="T1197"><text:s/></text:span><text:span text:style-name="T1198">B</text:span><text:span text:style-name="T1199">) {</text:span></text:p>
      <text:p text:style-name="P1200"><text:span text:style-name="T1201">   <text:s/></text:span><text:span text:style-name="T1202">int</text:span><text:span text:style-name="T1203"><text:s/></text:span><text:span text:style-name="T1204">min_</text:span><text:span text:style-name="T1205"><text:s/></text:span><text:span text:style-name="T1206">=</text:span><text:span text:style-name="T1207"><text:s/></text:span><text:span text:style-name="T1208">A</text:span><text:span text:style-name="T1209"><text:s/></text:span><text:span text:style-name="T1210">&lt;</text:span><text:span text:style-name="T1211"><text:s/></text:span><text:span text:style-name="T1212">B</text:span><text:span text:style-name="T1213"><text:s/></text:span><text:span text:style-name="T1214">?</text:span><text:span text:style-name="T1215"><text:s/></text:span><text:span text:style-name="T1216">A</text:span><text:span text:style-name="T1217"><text:s/></text:span><text:span text:style-name="T1218">:</text:span><text:span text:style-name="T1219"><text:s/></text:span><text:span text:style-name="T1220">B</text:span><text:span text:style-name="T1221">;</text:span></text:p>
      <text:p text:style-name="P1222"><text:span text:style-name="T1223">   <text:s/></text:span><text:span text:style-name="T1224">for</text:span><text:span text:style-name="T1225"><text:s/>(</text:span><text:span text:style-name="T1226">int</text:span><text:span text:style-name="T1227"><text:s/></text:span><text:span text:style-name="T1228">i</text:span><text:span text:style-name="T1229"><text:s/></text:span><text:span text:style-name="T1230">=</text:span><text:span text:style-name="T1231"><text:s/></text:span><text:span text:style-name="T1232">min_</text:span><text:span text:style-name="T1233">;<text:s/></text:span><text:span text:style-name="T1234">i</text:span><text:span text:style-name="T1235"><text:s/></text:span><text:span text:style-name="T1236">&gt;=</text:span><text:span text:style-name="T1237"><text:s/></text:span><text:span text:style-name="T1238">1</text:span><text:span text:style-name="T1239">;<text:s/></text:span><text:span text:style-name="T1240">--</text:span><text:span text:style-name="T1241">i</text:span><text:span text:style-name="T1242">) {</text:span></text:p>
      <text:p text:style-name="P1243"><text:span text:style-name="T1244">       <text:s/></text:span><text:span text:style-name="T1245">if</text:span><text:span text:style-name="T1246"><text:s/>(</text:span><text:span text:style-name="T1247">A</text:span><text:span text:style-name="T1248"><text:s/></text:span><text:span text:style-name="T1249">%</text:span><text:span text:style-name="T1250"><text:s/></text:span><text:span text:style-name="T1251">i</text:span><text:span text:style-name="T1252"><text:s/></text:span><text:span text:style-name="T1253">==</text:span><text:span text:style-name="T1254"><text:s/></text:span><text:span text:style-name="T1255">0</text:span><text:span text:style-name="T1256"><text:s/></text:span><text:span text:style-name="T1257">&amp;&amp;</text:span><text:span text:style-name="T1258"><text:s/></text:span><text:span text:style-name="T1259">B</text:span><text:span text:style-name="T1260"><text:s/></text:span><text:span text:style-name="T1261">%</text:span><text:span text:style-name="T1262"><text:s/></text:span><text:span text:style-name="T1263">i</text:span><text:span text:style-name="T1264"><text:s/></text:span><text:span text:style-name="T1265">==</text:span><text:span text:style-name="T1266"><text:s/></text:span><text:span text:style-name="T1267">0</text:span><text:span text:style-name="T1268">)</text:span></text:p>
      <text:p text:style-name="P1269"><text:span text:style-name="T1270">           <text:s/></text:span><text:span text:style-name="T1271">return</text:span><text:span text:style-name="T1272"><text:s/></text:span><text:span text:style-name="T1273">i</text:span><text:span text:style-name="T1274">;</text:span></text:p>
      <text:p text:style-name="P1275">    }</text:p>
      <text:p text:style-name="P1276">}</text:p>
      <text:p text:style-name="P1277"/>
      <text:p text:style-name="P1278"><text:span text:style-name="T1279">int</text:span><text:span text:style-name="T1280">*</text:span><text:span text:style-name="T1281"><text:s/></text:span><text:span text:style-name="T1282">Sort</text:span><text:span text:style-name="T1283">(</text:span><text:span text:style-name="T1284">int</text:span><text:span text:style-name="T1285">*</text:span><text:span text:style-name="T1286"><text:s/></text:span><text:span text:style-name="T1287">array</text:span><text:span text:style-name="T1288">,<text:s/></text:span><text:span text:style-name="T1289">int</text:span><text:span text:style-name="T1290"><text:s/></text:span><text:span text:style-name="T1291">size</text:span><text:span text:style-name="T1292">) {</text:span></text:p>
      <text:p text:style-name="P1293"><text:span text:style-name="T1294">   <text:s/></text:span><text:span text:style-name="T1295">if</text:span><text:span text:style-name="T1296"><text:s/>(</text:span><text:span text:style-name="T1297">size</text:span><text:span text:style-name="T1298"><text:s/></text:span><text:span text:style-name="T1299">&lt;=</text:span><text:span text:style-name="T1300"><text:s/></text:span><text:span text:style-name="T1301">1</text:span><text:span text:style-name="T1302">)</text:span></text:p>
      <text:p text:style-name="P1303"><text:span text:style-name="T1304">       <text:s/></text:span><text:span text:style-name="T1305">return</text:span><text:span text:style-name="T1306"><text:s/></text:span><text:span text:style-name="T1307">array</text:span><text:span text:style-name="T1308">;</text:span></text:p>
      <text:p text:style-name="P1309"/>
      <text:p text:style-name="P1310"><text:span text:style-name="T1311">   <text:s/></text:span><text:span text:style-name="T1312">int</text:span><text:span text:style-name="T1313"><text:s/></text:span><text:span text:style-name="T1314">pivot</text:span><text:span text:style-name="T1315"><text:s/></text:span><text:span text:style-name="T1316">=</text:span><text:span text:style-name="T1317"><text:s/></text:span><text:span text:style-name="T1318">array</text:span><text:span text:style-name="T1319">[</text:span><text:span text:style-name="T1320">rand</text:span><text:span text:style-name="T1321">()<text:s/></text:span><text:span text:style-name="T1322">%</text:span><text:span text:style-name="T1323"><text:s/></text:span><text:span text:style-name="T1324">size</text:span><text:span text:style-name="T1325">];</text:span></text:p>
      <text:p text:style-name="P1326"><text:span text:style-name="T1327">   <text:s/></text:span><text:span text:style-name="T1328">int</text:span><text:span text:style-name="T1329"><text:s/></text:span><text:span text:style-name="T1330">ptr1</text:span><text:span text:style-name="T1331"><text:s/></text:span><text:span text:style-name="T1332">=</text:span><text:span text:style-name="T1333"><text:s/></text:span><text:span text:style-name="T1334">0</text:span><text:span text:style-name="T1335">,</text:span></text:p>
      <text:p text:style-name="P1336"><text:span text:style-name="T1337">       <text:s/></text:span><text:span text:style-name="T1338">ptr2</text:span><text:span text:style-name="T1339"><text:s/></text:span><text:span text:style-name="T1340">=</text:span><text:span text:style-name="T1341"><text:s/></text:span><text:span text:style-name="T1342">size</text:span><text:span text:style-name="T1343"><text:s/></text:span><text:span text:style-name="T1344">-</text:span><text:span text:style-name="T1345"><text:s/></text:span><text:span text:style-name="T1346">1</text:span><text:span text:style-name="T1347">;</text:span></text:p>
      <text:p text:style-name="P1348"/>
      <text:p text:style-name="P1349"><text:span text:style-name="T1350">   <text:s/></text:span><text:span text:style-name="T1351">while</text:span><text:span text:style-name="T1352"><text:s/>(</text:span><text:span text:style-name="T1353">ptr1</text:span><text:span text:style-name="T1354"><text:s/></text:span><text:span text:style-name="T1355">&lt;</text:span><text:span text:style-name="T1356"><text:s/></text:span><text:span text:style-name="T1357">ptr2</text:span><text:span text:style-name="T1358"><text:s/></text:span><text:span text:style-name="T1359">&amp;&amp;</text:span><text:span text:style-name="T1360"><text:s/>(</text:span><text:span text:style-name="T1361">array</text:span><text:span text:style-name="T1362">[</text:span><text:span text:style-name="T1363">ptr1</text:span><text:span text:style-name="T1364">]<text:s/></text:span><text:span text:style-name="T1365">!=</text:span><text:span text:style-name="T1366"><text:s/></text:span><text:span text:style-name="T1367">pivot</text:span><text:span text:style-name="T1368"><text:s/></text:span><text:span text:style-name="T1369">||</text:span><text:span text:style-name="T1370"><text:s/></text:span><text:span text:style-name="T1371">array</text:span><text:span text:style-name="T1372">[</text:span><text:span text:style-name="T1373">ptr2</text:span><text:span text:style-name="T1374">]<text:s/></text:span><text:span text:style-name="T1375">!=</text:span><text:span text:style-name="T1376"><text:s/></text:span><text:span text:style-name="T1377">pivot</text:span><text:span text:style-name="T1378">)) {</text:span></text:p>
      <text:p text:style-name="P1379"><text:span text:style-name="T1380">       <text:s/></text:span><text:span text:style-name="T1381">if</text:span><text:span text:style-name="T1382"><text:s/>(</text:span><text:span text:style-name="T1383">array</text:span><text:span text:style-name="T1384">[</text:span><text:span text:style-name="T1385">ptr1</text:span><text:span text:style-name="T1386">]<text:s/></text:span><text:span text:style-name="T1387">&lt;</text:span><text:span text:style-name="T1388"><text:s/></text:span><text:span text:style-name="T1389">pivot</text:span><text:span text:style-name="T1390">) {</text:span></text:p>
      <text:p text:style-name="P1391"><text:span text:style-name="T1392">           <text:s/></text:span><text:span text:style-name="T1393">++</text:span><text:span text:style-name="T1394">ptr1</text:span><text:span text:style-name="T1395">;</text:span></text:p>
      <text:p text:style-name="P1396"><text:span text:style-name="T1397">        }<text:s/></text:span><text:span text:style-name="T1398">else</text:span><text:span text:style-name="T1399"><text:s/>{</text:span></text:p>
      <text:p text:style-name="P1400"><text:span text:style-name="T1401">           <text:s/></text:span><text:span text:style-name="T1402">while</text:span><text:span text:style-name="T1403"><text:s/>(</text:span><text:span text:style-name="T1404">array</text:span><text:span text:style-name="T1405">[</text:span><text:span text:style-name="T1406">ptr2</text:span><text:span text:style-name="T1407">]<text:s/></text:span><text:span text:style-name="T1408">&gt;</text:span><text:span text:style-name="T1409"><text:s/></text:span><text:span text:style-name="T1410">pivot</text:span><text:span text:style-name="T1411"><text:s/></text:span><text:span text:style-name="T1412">&amp;&amp;</text:span><text:span text:style-name="T1413"><text:s/></text:span><text:span text:style-name="T1414">ptr2</text:span><text:span text:style-name="T1415"><text:s/></text:span><text:span text:style-name="T1416">&gt;</text:span><text:span text:style-name="T1417"><text:s/></text:span><text:span text:style-name="T1418">ptr1</text:span><text:span text:style-name="T1419">)</text:span></text:p>
      <text:p text:style-name="P1420"><text:span text:style-name="T1421">               <text:s/></text:span><text:span text:style-name="T1422">--</text:span><text:span text:style-name="T1423">ptr2</text:span><text:span text:style-name="T1424">;</text:span></text:p>
      <text:p text:style-name="P1425"/>
      <text:p text:style-name="P1426"><text:span text:style-name="T1427">           <text:s/></text:span><text:span text:style-name="T1428">if</text:span><text:span text:style-name="T1429"><text:s/>(</text:span><text:span text:style-name="T1430">array</text:span><text:span text:style-name="T1431">[</text:span><text:span text:style-name="T1432">ptr2</text:span><text:span text:style-name="T1433">]<text:s/></text:span><text:span text:style-name="T1434">&lt;=</text:span><text:span text:style-name="T1435"><text:s/></text:span><text:span text:style-name="T1436">pivot</text:span><text:span text:style-name="T1437">) {</text:span></text:p>
      <text:p text:style-name="P1438"><text:span text:style-name="T1439">               <text:s/></text:span><text:span text:style-name="T1440">int</text:span><text:span text:style-name="T1441"><text:s/></text:span><text:span text:style-name="T1442">tmp</text:span><text:span text:style-name="T1443"><text:s/></text:span><text:span text:style-name="T1444">=</text:span><text:span text:style-name="T1445"><text:s/></text:span><text:span text:style-name="T1446">array</text:span><text:span text:style-name="T1447">[</text:span><text:span text:style-name="T1448">ptr1</text:span><text:span text:style-name="T1449">];</text:span></text:p>
      <text:p text:style-name="P1450"><text:span text:style-name="T1451">               <text:s/></text:span><text:span text:style-name="T1452">array</text:span><text:span text:style-name="T1453">[</text:span><text:span text:style-name="T1454">ptr1</text:span><text:span text:style-name="T1455">]<text:s/></text:span><text:span text:style-name="T1456">=</text:span><text:span text:style-name="T1457"><text:s/></text:span><text:span text:style-name="T1458">array</text:span><text:span text:style-name="T1459">[</text:span><text:span text:style-name="T1460">ptr2</text:span><text:span text:style-name="T1461">];</text:span></text:p>
      <text:p text:style-name="P1462"><text:span text:style-name="T1463">               <text:s/></text:span><text:span text:style-name="T1464">array</text:span><text:span text:style-name="T1465">[</text:span><text:span text:style-name="T1466">ptr2</text:span><text:span text:style-name="T1467">]<text:s/></text:span><text:span text:style-name="T1468">=</text:span><text:span text:style-name="T1469"><text:s/></text:span><text:span text:style-name="T1470">tmp</text:span><text:span text:style-name="T1471">;</text:span></text:p>
      <text:p text:style-name="P1472">            }</text:p>
      <text:p text:style-name="P1473">        }</text:p>
      <text:p text:style-name="P1474">    }</text:p>
      <text:p text:style-name="P1475"/>
      <text:p text:style-name="P1476"><text:span text:style-name="T1477">   <text:s/></text:span><text:span text:style-name="T1478">if</text:span><text:span text:style-name="T1479"><text:s/>(</text:span><text:span text:style-name="T1480">ptr1</text:span><text:span text:style-name="T1481"><text:s/></text:span><text:span text:style-name="T1482">==</text:span><text:span text:style-name="T1483"><text:s/></text:span><text:span text:style-name="T1484">0</text:span><text:span text:style-name="T1485">)</text:span></text:p>
      <text:p text:style-name="P1486"><text:span text:style-name="T1487">       <text:s/></text:span><text:span text:style-name="T1488">ptr1</text:span><text:span text:style-name="T1489"><text:s/></text:span><text:span text:style-name="T1490">=</text:span><text:span text:style-name="T1491"><text:s/></text:span><text:span text:style-name="T1492">1</text:span><text:span text:style-name="T1493">;</text:span></text:p>
      <text:p text:style-name="P1494"/>
      <text:p text:style-name="P1495"><text:span text:style-name="T1496">   <text:s/></text:span><text:span text:style-name="T1497">Sort</text:span><text:span text:style-name="T1498">(</text:span><text:span text:style-name="T1499">array</text:span><text:span text:style-name="T1500">,<text:s/></text:span><text:span text:style-name="T1501">ptr1</text:span><text:span text:style-name="T1502">);</text:span></text:p>
      <text:p text:style-name="P1503"><text:span text:style-name="T1504">   <text:s/></text:span><text:span text:style-name="T1505">Sort</text:span><text:span text:style-name="T1506">(</text:span><text:span text:style-name="T1507">array</text:span><text:span text:style-name="T1508"><text:s/></text:span><text:span text:style-name="T1509">+</text:span><text:span text:style-name="T1510"><text:s/></text:span><text:span text:style-name="T1511">ptr1</text:span><text:span text:style-name="T1512">,<text:s/></text:span><text:span text:style-name="T1513">size</text:span><text:span text:style-name="T1514"><text:s/></text:span><text:span text:style-name="T1515">-</text:span><text:span text:style-name="T1516"><text:s/></text:span><text:span text:style-name="T1517">ptr1</text:span><text:span text:style-name="T1518">);</text:span></text:p>
      <text:p text:style-name="P1519"/>
      <text:p text:style-name="P1520"><text:span text:style-name="T1521">   <text:s/></text:span><text:span text:style-name="T1522">return</text:span><text:span text:style-name="T1523"><text:s/></text:span><text:span text:style-name="T1524">array</text:span><text:span text:style-name="T1525">;</text:span></text:p>
      <text:p text:style-name="P1526">}</text:p>
      <text:p text:style-name="P1527">-----------------------------------------------------------</text:p>
      <text:p text:style-name="P1528"/>
      <text:p text:style-name="P1529"/>
      <text:p text:style-name="P1530"/>
      <text:p text:style-name="P1531"/>
      <text:p text:style-name="P1532"/>
      <text:p text:style-name="P1533"/>
      <text:h text:style-name="P1534" text:outline-level="1"><text:bookmark-start text:name="Bookmark5"/><text:bookmark-start text:name="__RefHeading__748_2004454639"/><text:bookmark-end text:name="Bookmark5"/><text:soft-page-break/><text:span text:style-name="T1535">Пример</text:span><text:span text:style-name="T1536"><text:s/></text:span><text:span text:style-name="T1537">работы</text:span><text:bookmark-end text:name="__RefHeading__748_2004454639"/></text:h>
      <text:p text:style-name="P1538">test1</text:p>
      <table:table table:style-name="Table1539">
        <table:table-columns>
          <table:table-column table:style-name="TableColumn1540"/>
          <table:table-column table:style-name="TableColumn1541"/>
        </table:table-columns>
        <table:table-row table:style-name="TableRow1542">
          <table:table-cell table:style-name="TableCell1543">
            <text:p text:style-name="P1544">Input</text:p>
          </table:table-cell>
          <table:table-cell table:style-name="TableCell1545">
            <text:p text:style-name="P1546">Output</text:p>
          </table:table-cell>
        </table:table-row>
        <table:table-row table:style-name="TableRow1547">
          <table:table-cell table:style-name="TableCell1548">
            <text:p text:style-name="P1549">1 12 18</text:p>
            <text:p text:style-name="P1550"/>
            <text:p text:style-name="P1551">2 4 92 3282 32 3</text:p>
            <text:p text:style-name="P1552"/>
            <text:p text:style-name="P1553">1 2383 23926</text:p>
            <text:p text:style-name="P1554"/>
          </table:table-cell>
          <table:table-cell table:style-name="TableCell1555">
            <text:p text:style-name="P1556">Вы вызвали 1ую функцию с аргументами A = 12, B = 18</text:p>
            <text:p text:style-name="P1557">Результат: 6</text:p>
            <text:p text:style-name="P1558">Вы вызвали 2ую функцию с аргументами size = 4, array = [92, 3282, 32, 3]</text:p>
            <text:p text:style-name="TableContents"><text:span text:style-name="T1559">Результат: array = [3, 32, 92, 3282]</text:span></text:p>
            <text:p text:style-name="P1560">Вы вызвали 1ую функцию с аргументами A = 2383, B = 23926</text:p>
            <text:p text:style-name="P1561">Результат: 1</text:p>
          </table:table-cell>
        </table:table-row>
      </table:table>
      <text:p text:style-name="P1562"/>
      <text:p text:style-name="P1563">test2</text:p>
      <table:table table:style-name="Table1564">
        <table:table-columns>
          <table:table-column table:style-name="TableColumn1565"/>
          <table:table-column table:style-name="TableColumn1566"/>
        </table:table-columns>
        <table:table-row table:style-name="TableRow1567">
          <table:table-cell table:style-name="TableCell1568">
            <text:p text:style-name="P1569">Input</text:p>
          </table:table-cell>
          <table:table-cell table:style-name="TableCell1570">
            <text:p text:style-name="P1571">Output</text:p>
          </table:table-cell>
        </table:table-row>
        <table:table-row table:style-name="TableRow1572">
          <table:table-cell table:style-name="TableCell1573">
            <text:p text:style-name="P1574">1 3828 328</text:p>
            <text:p text:style-name="P1575"/>
            <text:p text:style-name="P1576">0</text:p>
            <text:p text:style-name="P1577"/>
            <text:p text:style-name="P1578">2 5 2388 3838 288 288 0</text:p>
            <text:p text:style-name="P1579"/>
            <text:p text:style-name="P1580">1 666 111</text:p>
            <text:p text:style-name="P1581"/>
            <text:p text:style-name="P1582">0</text:p>
            <text:p text:style-name="P1583"/>
            <text:p text:style-name="TableContents"><text:span text:style-name="T1584">2 1 0</text:span></text:p>
            <text:p text:style-name="P1585"/>
          </table:table-cell>
          <table:table-cell table:style-name="TableCell1586">
            <text:p text:style-name="P1587">Вы вызвали 1ую функцию с аргументами A = 3828, B = 328</text:p>
            <text:p text:style-name="P1588">Результат: 4</text:p>
            <text:p text:style-name="P1589">Вы переключились на 2ую реализацию</text:p>
            <text:p text:style-name="P1590"/>
            <text:p text:style-name="TableContents"><text:span text:style-name="T1591">Вы вызвали 2ую функцию с аргументами size = 5, array = [2388, 3838, 288, 288, 0]</text:span></text:p>
            <text:p text:style-name="P1592">Результат: array = [0, 288, 288, 2388, 3838]</text:p>
            <text:p text:style-name="P1593">Вы вызвали 1ую функцию с аргументами A = 666, B = 111</text:p>
            <text:p text:style-name="P1594">Результат: 111</text:p>
            <text:p text:style-name="P1595">Вы переключились на 1ую реализацию</text:p>
            <text:p text:style-name="P1596"/>
            <text:p text:style-name="P1597">Вы вызвали 2ую функцию с аргументами size = 1, array = [0]</text:p>
            <text:p text:style-name="P1598">Результат: array = [0]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599" text:outline-level="1"><text:bookmark-start text:name="Bookmark6"/><text:bookmark-start text:name="__RefHeading__750_2004454639"/><text:bookmark-end text:name="Bookmark6"/><text:soft-page-break/>Вывод<text:bookmark-end text:name="__RefHeading__750_2004454639"/></text:h>
      <text:p text:style-name="P1600"><text:span text:style-name="T1601">В ходе лабораторной работы по операционным системам<text:s/></text:span><text:span text:style-name="T1602">я научился создавать и использовать динамические библиотеки. Я изучил способы их подключения на этапах компиляции и работы программы, научился получать адреса символов динамических библиотек по их имени.</text:span></text:p>
      <text:p text:style-name="P16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/>
    <style:font-face style:name="Lohit Devanagari" svg:font-family="Lohit Devanagari" style:font-family-generic="swiss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keep-with-next="always" fo:keep-together="always" fo:margin-top="0.1965in" fo:margin-bottom="0.0784in" fo:line-height="100%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Standard" style:next-style-name="Textbody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Standard" style:next-style-name="Textbody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Standard" style:next-style-name="Textbody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Standard" style:next-style-name="Textbody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Заголовок6" style:display-name="Заголовок 6" style:family="paragraph" style:parent-style-name="Standard" style:next-style-name="Textbody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2%"/>
      <style:text-properties style:font-name="Calibri" style:font-name-asian="Calibri" style:font-name-complex="DejaVu Sans" fo:font-size="11pt" style:font-size-asian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Название" style:display-name="Название" style:family="paragraph" style:parent-style-name="Standard" style:next-style-name="Подзаголовок">
      <style:paragraph-properties fo:keep-with-next="always" fo:keep-together="always" fo:margin-bottom="0.0416in"/>
      <style:text-properties fo:font-weight="bold" style:font-weight-asian="bold" style:font-weight-complex="bold" fo:font-size="26pt" style:font-size-asian="26pt" style:font-size-complex="26pt" fo:hyphenate="false"/>
    </style:style>
    <style:style style:name="Подзаголовок" style:display-name="Подзаголовок" style:family="paragraph" style:parent-style-name="Standard" style:next-style-name="Textbody">
      <style:paragraph-properties fo:keep-with-next="always" fo:keep-together="always" fo:margin-bottom="0.2222in"/>
      <style:text-properties fo:font-style="italic" style:font-style-asian="italic" style:font-style-complex="italic" fo:color="#666666" fo:font-size="15pt" style:font-size-asian="15pt" style:font-size-complex="15pt" fo:hyphenate="false"/>
    </style:style>
    <style:style style:name="Указатель" style:display-name="Указатель" style:family="paragraph" style:parent-style-name="Название">
      <style:paragraph-properties text:number-lines="false"/>
      <style:text-properties fo:font-size="16pt" style:font-size-asian="16pt" style:font-size-complex="16pt" fo:hyphenate="false"/>
    </style:style>
    <style:style style:name="Заголовоктаблицыссылок" style:display-name="Заголовок таблицы ссылок" style:family="paragraph" style:parent-style-name="Указатель">
      <style:text-properties fo:hyphenate="false"/>
    </style:style>
    <style:style style:name="Contents1" style:display-name="Contents 1" style:family="paragraph" style:parent-style-name="Указатель">
      <style:paragraph-properties>
        <style:tab-stops>
          <style:tab-stop style:type="right" style:leader-style="dotted" style:leader-text="." style:position="6.268in"/>
        </style:tab-stops>
      </style:paragraph-properties>
      <style:text-properties fo:hyphenate="false"/>
    </style:style>
    <style:style style:name="Верхнийинижнийколонтитулы" style:display-name="Верхний и нижний колонтитулы" style:family="paragraph" style:parent-style-name="Standard">
      <style:paragraph-properties text:number-lines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Верхнийинижнийколонтитулы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 style:parent-style-name="Основнойшрифтабзаца">
      <style:text-properties fo:font-size="11pt" style:font-size-asian="11pt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OpenSymbol" style:font-name-complex="OpenSymbol"/>
    </style:style>
    <style:style style:name="WW_CharLFO1LVL3" style:family="text">
      <style:text-properties style:font-name="OpenSymbol" style:font-name-complex="OpenSymbol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OpenSymbol" style:font-name-complex="OpenSymbol"/>
    </style:style>
    <style:style style:name="WW_CharLFO1LVL6" style:family="text">
      <style:text-properties style:font-name="OpenSymbol" style:font-name-complex="OpenSymbol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OpenSymbol" style:font-name-complex="OpenSymbol"/>
    </style:style>
    <style:style style:name="WW_CharLFO1LVL9" style:family="text">
      <style:text-properties style:font-name="OpenSymbol" style:font-name-complex="OpenSymbol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5in" fo:margin-bottom="0.3305in" fo:margin-right="0.43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3388in"/>
      </style:footer-style>
    </style:page-layout>
    <style:style style:name="P2" style:parent-style-name="Нижнийколонтитул" style:family="paragraph">
      <style:paragraph-properties fo:text-align="end"/>
    </style:style>
    <style:style style:name="P3" style:parent-style-name="Нижнийколонтитул" style:family="paragraph">
      <style:paragraph-properties fo:text-align="end"/>
    </style:style>
    <style:style style:name="P4" style:parent-style-name="Нижнийколонтитул" style:family="paragraph">
      <style:paragraph-properties fo:text-align="center"/>
      <style:text-properties style:font-name="Times New Roman" fo:font-weight="bold" style:font-weight-asian="bold" style:font-weight-complex="bold" fo:color="#000000" fo:font-size="12pt" style:font-size-asian="12pt" style:font-size-complex="12pt"/>
    </style:style>
  </office:automatic-styles>
  <office:master-styles>
    <style:master-page style:name="MP0" style:page-layout-name="PL0">
      <style:footer>
        <text:p text:style-name="P2"><text:page-number text:fixed="false">9</text:page-number></text:p>
      </style:footer>
      <style:footer-left>
        <text:p text:style-name="P3"><text:page-number text:fixed="false">8</text:page-number></text:p>
      </style:footer-left>
    </style:master-page>
    <style:master-page style:next-style-name="MP0" style:name="MPF0" style:page-layout-name="PL0">
      <style:footer>
        <text:p text:style-name="P4">Москва 2023 г.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ke</meta:initial-creator>
    <dc:creator>Учетная запись Майкрософт</dc:creator>
    <meta:creation-date>2023-10-13T18:26:00Z</meta:creation-date>
    <dc:date>2023-11-14T21:10:00Z</dc:date>
    <meta:template xlink:href="Normal.dotm" xlink:type="simple"/>
    <meta:editing-cycles>4</meta:editing-cycles>
    <meta:editing-duration>PT2460S</meta:editing-duration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0" meta:paragraph-count="17" meta:word-count="1313" meta:character-count="8785" meta:row-count="62" meta:non-whitespace-character-count="7489"/>
  </office:meta>
</office:document-meta>
</file>